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ext-properties fo:color="#000000"/>
    </style:style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7">
            <text:p>333.500</text:p>
          </table:table-cell>
          <table:table-cell office:value-type="float" office:value="13316870" table:style-name="ce8">
            <text:p>13.316.870</text:p>
          </table:table-cell>
          <table:table-cell office:value-type="float" office:value="12809353" table:style-name="ce8">
            <text:p>12.809.353</text:p>
          </table:table-cell>
          <table:table-cell office:value-type="percentage" office:value="0.96188916764975552" table:style-name="ce9">
            <text:p>96,2%</text:p>
          </table:table-cell>
          <table:table-cell office:value-type="float" office:value="6816142" table:style-name="ce7">
            <text:p>6.816.142</text:p>
          </table:table-cell>
          <table:table-cell office:value-type="float" office:value="6666861" table:style-name="ce7">
            <text:p>6.666.861</text:p>
          </table:table-cell>
          <table:table-cell office:value-type="float" office:value="48182" table:style-name="ce7">
            <text:p>48.182</text:p>
          </table:table-cell>
          <table:table-cell office:value-type="date" office:date-value="2021-10-17T00:00:00" table:style-name="ce10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12">
            <text:p>64.700</text:p>
          </table:table-cell>
          <table:table-cell office:value-type="float" office:value="2136845" table:style-name="ce13">
            <text:p>2.136.845</text:p>
          </table:table-cell>
          <table:table-cell office:value-type="float" office:value="1997715" table:style-name="ce13">
            <text:p>1.997.715</text:p>
          </table:table-cell>
          <table:table-cell office:value-type="percentage" office:value="0.93488998968104842" table:style-name="ce14">
            <text:p>93,5%</text:p>
          </table:table-cell>
          <table:table-cell office:value-type="float" office:value="1064114" table:style-name="ce12">
            <text:p>1.064.114</text:p>
          </table:table-cell>
          <table:table-cell office:value-type="float" office:value="1043863" table:style-name="ce12">
            <text:p>1.043.863</text:p>
          </table:table-cell>
          <table:table-cell office:value-type="float" office:value="16495" table:style-name="ce12">
            <text:p>16.495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1650625" table:style-name="ce13">
            <text:p>1.650.625</text:p>
          </table:table-cell>
          <table:table-cell office:value-type="float" office:value="1673535" table:style-name="ce13">
            <text:p>1.673.535</text:p>
          </table:table-cell>
          <table:table-cell office:value-type="percentage" office:value="1.0138795910639908" table:style-name="ce14">
            <text:p>101,4%</text:p>
          </table:table-cell>
          <table:table-cell office:value-type="float" office:value="872976" table:style-name="ce12">
            <text:p>872.976</text:p>
          </table:table-cell>
          <table:table-cell office:value-type="float" office:value="863505" table:style-name="ce12">
            <text:p>863.505</text:p>
          </table:table-cell>
          <table:table-cell office:value-type="float" office:value="11137" table:style-name="ce12">
            <text:p>11.137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12">
            <text:p>57.600</text:p>
          </table:table-cell>
          <table:table-cell office:value-type="float" office:value="1891250" table:style-name="ce13">
            <text:p>1.891.250</text:p>
          </table:table-cell>
          <table:table-cell office:value-type="float" office:value="1599599" table:style-name="ce13">
            <text:p>1.599.599</text:p>
          </table:table-cell>
          <table:table-cell office:value-type="percentage" office:value="0.84578929279576998" table:style-name="ce14">
            <text:p>84,6%</text:p>
          </table:table-cell>
          <table:table-cell office:value-type="float" office:value="853451" table:style-name="ce12">
            <text:p>853.451</text:p>
          </table:table-cell>
          <table:table-cell office:value-type="float" office:value="835539" table:style-name="ce12">
            <text:p>835.539</text:p>
          </table:table-cell>
          <table:table-cell office:value-type="float" office:value="4911" table:style-name="ce12">
            <text:p>4.911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3522840" table:style-name="ce13">
            <text:p>3.522.840</text:p>
          </table:table-cell>
          <table:table-cell office:value-type="float" office:value="3138641" table:style-name="ce13">
            <text:p>3.138.641</text:p>
          </table:table-cell>
          <table:table-cell office:value-type="percentage" office:value="0.89094054796698119" table:style-name="ce14">
            <text:p>89,1%</text:p>
          </table:table-cell>
          <table:table-cell office:value-type="float" office:value="1669825" table:style-name="ce12">
            <text:p>1.669.825</text:p>
          </table:table-cell>
          <table:table-cell office:value-type="float" office:value="1627600" table:style-name="ce12">
            <text:p>1.627.600</text:p>
          </table:table-cell>
          <table:table-cell office:value-type="float" office:value="12041" table:style-name="ce12">
            <text:p>12.041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2200" table:style-name="ce12">
            <text:p>22.200</text:p>
          </table:table-cell>
          <table:table-cell office:value-type="float" office:value="989605" table:style-name="ce13">
            <text:p>989.605</text:p>
          </table:table-cell>
          <table:table-cell office:value-type="float" office:value="918285" table:style-name="ce13">
            <text:p>918.285</text:p>
          </table:table-cell>
          <table:table-cell office:value-type="percentage" office:value="0.92793084109316348" table:style-name="ce14">
            <text:p>92,8%</text:p>
          </table:table-cell>
          <table:table-cell office:value-type="float" office:value="481238" table:style-name="ce12">
            <text:p>481.238</text:p>
          </table:table-cell>
          <table:table-cell office:value-type="float" office:value="474532" table:style-name="ce12">
            <text:p>474.532</text:p>
          </table:table-cell>
          <table:table-cell office:value-type="float" office:value="6878" table:style-name="ce12">
            <text:p>6.878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12">
            <text:p>102.200</text:p>
          </table:table-cell>
          <table:table-cell office:value-type="float" office:value="3912325" table:style-name="ce13">
            <text:p>3.912.325</text:p>
          </table:table-cell>
          <table:table-cell office:value-type="float" office:value="3790181" table:style-name="ce13">
            <text:p>3.790.181</text:p>
          </table:table-cell>
          <table:table-cell office:value-type="percentage" office:value="0.96877968982638196" table:style-name="ce14">
            <text:p>96,9%</text:p>
          </table:table-cell>
          <table:table-cell office:value-type="float" office:value="1997738" table:style-name="ce12">
            <text:p>1.997.738</text:p>
          </table:table-cell>
          <table:table-cell office:value-type="float" office:value="1958015" table:style-name="ce12">
            <text:p>1.958.015</text:p>
          </table:table-cell>
          <table:table-cell office:value-type="float" office:value="62850" table:style-name="ce12">
            <text:p>62.850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12">
            <text:p>95.075</text:p>
          </table:table-cell>
          <table:table-cell office:value-type="float" office:value="3267280" table:style-name="ce13">
            <text:p>3.267.280</text:p>
          </table:table-cell>
          <table:table-cell office:value-type="float" office:value="3018987" table:style-name="ce13">
            <text:p>3.018.987</text:p>
          </table:table-cell>
          <table:table-cell office:value-type="percentage" office:value="0.92400620699786984" table:style-name="ce14">
            <text:p>92,4%</text:p>
          </table:table-cell>
          <table:table-cell office:value-type="float" office:value="1615027" table:style-name="ce12">
            <text:p>1.615.027</text:p>
          </table:table-cell>
          <table:table-cell office:value-type="float" office:value="1552095" table:style-name="ce12">
            <text:p>1.552.095</text:p>
          </table:table-cell>
          <table:table-cell office:value-type="float" office:value="20176" table:style-name="ce12">
            <text:p>20.176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12">
            <text:p>375.750</text:p>
          </table:table-cell>
          <table:table-cell office:value-type="float" office:value="11863410" table:style-name="ce13">
            <text:p>11.863.410</text:p>
          </table:table-cell>
          <table:table-cell office:value-type="float" office:value="11108023" table:style-name="ce13">
            <text:p>11.108.023</text:p>
          </table:table-cell>
          <table:table-cell office:value-type="percentage" office:value="0.93632631764391516" table:style-name="ce14">
            <text:p>93,6%</text:p>
          </table:table-cell>
          <table:table-cell office:value-type="float" office:value="5946142" table:style-name="ce12">
            <text:p>5.946.142</text:p>
          </table:table-cell>
          <table:table-cell office:value-type="float" office:value="5808125" table:style-name="ce12">
            <text:p>5.808.125</text:p>
          </table:table-cell>
          <table:table-cell office:value-type="float" office:value="63105" table:style-name="ce12">
            <text:p>63.105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12">
            <text:p>213.450</text:p>
          </table:table-cell>
          <table:table-cell office:value-type="float" office:value="8088540" table:style-name="ce13">
            <text:p>8.088.540</text:p>
          </table:table-cell>
          <table:table-cell office:value-type="float" office:value="7639679" table:style-name="ce13">
            <text:p>7.639.679</text:p>
          </table:table-cell>
          <table:table-cell office:value-type="percentage" office:value="0.94450654877147178" table:style-name="ce14">
            <text:p>94,5%</text:p>
          </table:table-cell>
          <table:table-cell office:value-type="float" office:value="4065623" table:style-name="ce12">
            <text:p>4.065.623</text:p>
          </table:table-cell>
          <table:table-cell office:value-type="float" office:value="3994563" table:style-name="ce12">
            <text:p>3.994.563</text:p>
          </table:table-cell>
          <table:table-cell office:value-type="float" office:value="35935" table:style-name="ce12">
            <text:p>35.935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12">
            <text:p>51.750</text:p>
          </table:table-cell>
          <table:table-cell office:value-type="float" office:value="1682775" table:style-name="ce13">
            <text:p>1.682.775</text:p>
          </table:table-cell>
          <table:table-cell office:value-type="float" office:value="1704060" table:style-name="ce13">
            <text:p>1.704.060</text:p>
          </table:table-cell>
          <table:table-cell office:value-type="percentage" office:value="1.0126487498328653" table:style-name="ce14">
            <text:p>101,3%</text:p>
          </table:table-cell>
          <table:table-cell office:value-type="float" office:value="896008" table:style-name="ce12">
            <text:p>896.008</text:p>
          </table:table-cell>
          <table:table-cell office:value-type="float" office:value="881044" table:style-name="ce12">
            <text:p>881.044</text:p>
          </table:table-cell>
          <table:table-cell office:value-type="float" office:value="16828" table:style-name="ce12">
            <text:p>16.828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12">
            <text:p>122.700</text:p>
          </table:table-cell>
          <table:table-cell office:value-type="float" office:value="4358529" table:style-name="ce13">
            <text:p>4.358.529</text:p>
          </table:table-cell>
          <table:table-cell office:value-type="float" office:value="4402750" table:style-name="ce13">
            <text:p>4.402.750</text:p>
          </table:table-cell>
          <table:table-cell office:value-type="percentage" office:value="1.0101458542549562" table:style-name="ce14">
            <text:p>101,0%</text:p>
          </table:table-cell>
          <table:table-cell office:value-type="float" office:value="2306221" table:style-name="ce12">
            <text:p>2.306.221</text:p>
          </table:table-cell>
          <table:table-cell office:value-type="float" office:value="2282362" table:style-name="ce12">
            <text:p>2.282.362</text:p>
          </table:table-cell>
          <table:table-cell office:value-type="float" office:value="24336" table:style-name="ce12">
            <text:p>24.336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12">
            <text:p>15.200</text:p>
          </table:table-cell>
          <table:table-cell office:value-type="float" office:value="510565" table:style-name="ce13">
            <text:p>510.565</text:p>
          </table:table-cell>
          <table:table-cell office:value-type="float" office:value="480367" table:style-name="ce13">
            <text:p>480.367</text:p>
          </table:table-cell>
          <table:table-cell office:value-type="percentage" office:value="0.94085376005014054" table:style-name="ce14">
            <text:p>94,1%</text:p>
          </table:table-cell>
          <table:table-cell office:value-type="float" office:value="259219" table:style-name="ce12">
            <text:p>259.219</text:p>
          </table:table-cell>
          <table:table-cell office:value-type="float" office:value="253779" table:style-name="ce12">
            <text:p>253.779</text:p>
          </table:table-cell>
          <table:table-cell office:value-type="float" office:value="2880" table:style-name="ce12">
            <text:p>2.880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12">
            <text:p>321.450</text:p>
          </table:table-cell>
          <table:table-cell office:value-type="float" office:value="10825829" table:style-name="ce13">
            <text:p>10.825.829</text:p>
          </table:table-cell>
          <table:table-cell office:value-type="float" office:value="9837452" table:style-name="ce13">
            <text:p>9.837.452</text:p>
          </table:table-cell>
          <table:table-cell office:value-type="percentage" office:value="0.90870195714342061" table:style-name="ce14">
            <text:p>90,9%</text:p>
          </table:table-cell>
          <table:table-cell office:value-type="float" office:value="5318306" table:style-name="ce12">
            <text:p>5.318.306</text:p>
          </table:table-cell>
          <table:table-cell office:value-type="float" office:value="5194422" table:style-name="ce12">
            <text:p>5.194.422</text:p>
          </table:table-cell>
          <table:table-cell office:value-type="float" office:value="45488" table:style-name="ce12">
            <text:p>45.488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407175" table:style-name="ce13">
            <text:p>2.407.175</text:p>
          </table:table-cell>
          <table:table-cell office:value-type="float" office:value="2217038" table:style-name="ce13">
            <text:p>2.217.038</text:p>
          </table:table-cell>
          <table:table-cell office:value-type="percentage" office:value="0.92101239004226942" table:style-name="ce14">
            <text:p>92,1%</text:p>
          </table:table-cell>
          <table:table-cell office:value-type="float" office:value="1186177" table:style-name="ce12">
            <text:p>1.186.177</text:p>
          </table:table-cell>
          <table:table-cell office:value-type="float" office:value="1150916" table:style-name="ce12">
            <text:p>1.150.916</text:p>
          </table:table-cell>
          <table:table-cell office:value-type="float" office:value="5310" table:style-name="ce12">
            <text:p>5.310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12">
            <text:p>23.750</text:p>
          </table:table-cell>
          <table:table-cell office:value-type="float" office:value="1046175" table:style-name="ce13">
            <text:p>1.046.175</text:p>
          </table:table-cell>
          <table:table-cell office:value-type="float" office:value="980364" table:style-name="ce13">
            <text:p>980.364</text:p>
          </table:table-cell>
          <table:table-cell office:value-type="percentage" office:value="0.93709369847300883" table:style-name="ce14">
            <text:p>93,7%</text:p>
          </table:table-cell>
          <table:table-cell office:value-type="float" office:value="526654" table:style-name="ce12">
            <text:p>526.654</text:p>
          </table:table-cell>
          <table:table-cell office:value-type="float" office:value="519441" table:style-name="ce12">
            <text:p>519.441</text:p>
          </table:table-cell>
          <table:table-cell office:value-type="float" office:value="3143" table:style-name="ce12">
            <text:p>3.143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12">
            <text:p>101.300</text:p>
          </table:table-cell>
          <table:table-cell office:value-type="float" office:value="3668820" table:style-name="ce13">
            <text:p>3.668.820</text:p>
          </table:table-cell>
          <table:table-cell office:value-type="float" office:value="3360989" table:style-name="ce13">
            <text:p>3.360.989</text:p>
          </table:table-cell>
          <table:table-cell office:value-type="percentage" office:value="0.91609536581244111" table:style-name="ce14">
            <text:p>91,6%</text:p>
          </table:table-cell>
          <table:table-cell office:value-type="float" office:value="1807469" table:style-name="ce12">
            <text:p>1.807.469</text:p>
          </table:table-cell>
          <table:table-cell office:value-type="float" office:value="1774787" table:style-name="ce12">
            <text:p>1.774.787</text:p>
          </table:table-cell>
          <table:table-cell office:value-type="float" office:value="13364" table:style-name="ce12">
            <text:p>13.364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12">
            <text:p>4.150</text:p>
          </table:table-cell>
          <table:table-cell office:value-type="float" office:value="140230" table:style-name="ce13">
            <text:p>140.230</text:p>
          </table:table-cell>
          <table:table-cell office:value-type="float" office:value="113737" table:style-name="ce13">
            <text:p>113.737</text:p>
          </table:table-cell>
          <table:table-cell office:value-type="percentage" office:value="0.81107466305355491" table:style-name="ce14">
            <text:p>81,1%</text:p>
          </table:table-cell>
          <table:table-cell office:value-type="float" office:value="62268" table:style-name="ce12">
            <text:p>62.268</text:p>
          </table:table-cell>
          <table:table-cell office:value-type="float" office:value="59125" table:style-name="ce12">
            <text:p>59.125</text:p>
          </table:table-cell>
          <table:table-cell office:value-type="float" office:value="420" table:style-name="ce12">
            <text:p>420</text:p>
          </table:table-cell>
          <table:table-cell office:value-type="date" office:date-value="2021-10-18T00:00:00" table:style-name="ce15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41100" table:style-name="ce13">
            <text:p>141.100</text:p>
          </table:table-cell>
          <table:table-cell office:value-type="float" office:value="101768" table:style-name="ce13">
            <text:p>101.768</text:p>
          </table:table-cell>
          <table:table-cell office:value-type="percentage" office:value="0.72124734231041809" table:style-name="ce14">
            <text:p>72,1%</text:p>
          </table:table-cell>
          <table:table-cell office:value-type="float" office:value="57052" table:style-name="ce12">
            <text:p>57.052</text:p>
          </table:table-cell>
          <table:table-cell office:value-type="float" office:value="54520" table:style-name="ce12">
            <text:p>54.520</text:p>
          </table:table-cell>
          <table:table-cell office:value-type="float" office:value="202" table:style-name="ce12">
            <text:p>202</text:p>
          </table:table-cell>
          <table:table-cell office:value-type="date" office:date-value="2021-10-18T00:00:00" table:style-name="ce16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238" table:style-name="ce13">
            <text:p>212.238</text:p>
          </table:table-cell>
          <table:table-cell office:value-type="float" office:value="172951" table:style-name="ce13">
            <text:p>172.951</text:p>
          </table:table-cell>
          <table:table-cell office:value-type="percentage" office:value="0.8148917724441429" table:style-name="ce14">
            <text:p>81,5%</text:p>
          </table:table-cell>
          <table:table-cell office:value-type="float" office:value="92817" table:style-name="ce12">
            <text:p>92.817</text:p>
          </table:table-cell>
          <table:table-cell office:value-type="float" office:value="86697" table:style-name="ce12">
            <text:p>86.697</text:p>
          </table:table-cell>
          <table:table-cell office:value-type="float" office:value="0" table:style-name="ce12">
            <text:p>0</text:p>
          </table:table-cell>
          <table:table-cell office:value-type="date" office:date-value="2021-10-14T00:00:00" table:style-name="ce16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910" table:style-name="ce6">
            <text:p>4.910</text:p>
          </table:table-cell>
          <table:table-cell office:value-type="float" office:value="0" table:style-name="ce6">
            <text:p>0</text:p>
          </table:table-cell>
          <table:table-cell office:value-type="float" office:value="4085" table:style-name="ce12">
            <text:p>4.085</text:p>
          </table:table-cell>
          <table:table-cell office:value-type="float" office:value="8995" table:style-name="ce13">
            <text:p>8.995</text:p>
          </table:table-cell>
          <table:table-cell office:value-type="float" office:value="6787" table:style-name="ce13">
            <text:p>6.787</text:p>
          </table:table-cell>
          <table:table-cell office:value-type="percentage" office:value="0.7545302946081156" table:style-name="ce14">
            <text:p>75,5%</text:p>
          </table:table-cell>
          <table:table-cell office:value-type="float" office:value="5092" table:style-name="ce12">
            <text:p>5.092</text:p>
          </table:table-cell>
          <table:table-cell office:value-type="float" office:value="4837" table:style-name="ce12">
            <text:p>4.837</text:p>
          </table:table-cell>
          <table:table-cell office:value-type="float" office:value="0" table:style-name="ce12">
            <text:p>0</text:p>
          </table:table-cell>
          <table:table-cell office:value-type="date" office:date-value="2021-10-18T00:00:00" table:style-name="ce16">
            <text:p>1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53616591" table:style-name="ce18">
            <text:p>53.616.591</text:p>
          </table:table-cell>
          <table:table-cell office:value-type="float" office:value="10752860" table:style-name="ce19">
            <text:p>10.752.860</text:p>
          </table:table-cell>
          <table:table-cell office:value-type="float" office:value="9111010" table:style-name="ce20">
            <text:p>9.111.010</text:p>
          </table:table-cell>
          <table:table-cell office:value-type="float" office:value="2161560" table:style-name="ce21">
            <text:p>2.161.560</text:p>
          </table:table-cell>
          <table:table-cell office:value-type="float" office:value="75642021" table:style-name="ce22">
            <text:p>75.642.021</text:p>
          </table:table-cell>
          <table:table-cell office:value-type="float" office:value="71072261" table:style-name="ce22">
            <text:p>71.072.261</text:p>
          </table:table-cell>
          <table:table-cell office:value-type="percentage" office:value="0.93958701870221051" table:style-name="ce23">
            <text:p>94,0%</text:p>
          </table:table-cell>
          <table:table-cell office:value-type="float" office:value="37899559" table:style-name="ce22">
            <text:p>37.899.559</text:p>
          </table:table-cell>
          <table:table-cell office:value-type="float" office:value="37086628" table:style-name="ce22">
            <text:p>37.086.628</text:p>
          </table:table-cell>
          <table:table-cell office:value-type="float" office:value="393681" table:style-name="ce22">
            <text:p>393.681</text:p>
          </table:table-cell>
          <table:table-cell office:value-type="float" office:value="0" table:style-name="ce22">
            <text:p>0</text:p>
          </table:table-cell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5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12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451975" table:style-name="ce30">
            <text:p>7.451.975</text:p>
          </table:table-cell>
          <table:table-cell office:value-type="float" office:value="6816142" table:style-name="ce30">
            <text:p>6.816.142</text:p>
          </table:table-cell>
          <table:table-cell office:value-type="percentage" office:value="0.91467590806464061" table:style-name="ce31">
            <text:p>91,5%</text:p>
          </table:table-cell>
          <table:table-cell office:value-type="float" office:value="6666861" table:style-name="ce30">
            <text:p>6.666.861</text:p>
          </table:table-cell>
          <table:table-cell office:value-type="percentage" office:value="0.89464350054851227" table:style-name="ce31">
            <text:p>89,5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30">
            <text:p>1.185.134</text:p>
          </table:table-cell>
          <table:table-cell office:value-type="float" office:value="1064114" table:style-name="ce30">
            <text:p>1.064.114</text:p>
          </table:table-cell>
          <table:table-cell office:value-type="percentage" office:value="0.89788496490692193" table:style-name="ce31">
            <text:p>89,8%</text:p>
          </table:table-cell>
          <table:table-cell office:value-type="float" office:value="1043863" table:style-name="ce30">
            <text:p>1.043.863</text:p>
          </table:table-cell>
          <table:table-cell office:value-type="percentage" office:value="0.88079744568968577" table:style-name="ce31">
            <text:p>88,1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30">
            <text:p>933.927</text:p>
          </table:table-cell>
          <table:table-cell office:value-type="float" office:value="872976" table:style-name="ce30">
            <text:p>872.976</text:p>
          </table:table-cell>
          <table:table-cell office:value-type="percentage" office:value="0.93473686915572629" table:style-name="ce31">
            <text:p>93,5%</text:p>
          </table:table-cell>
          <table:table-cell office:value-type="float" office:value="863505" table:style-name="ce30">
            <text:p>863.505</text:p>
          </table:table-cell>
          <table:table-cell office:value-type="percentage" office:value="0.92459581958761228" table:style-name="ce31">
            <text:p>92,5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30">
            <text:p>1.034.867</text:p>
          </table:table-cell>
          <table:table-cell office:value-type="float" office:value="853451" table:style-name="ce30">
            <text:p>853.451</text:p>
          </table:table-cell>
          <table:table-cell office:value-type="percentage" office:value="0.82469631363257312" table:style-name="ce31">
            <text:p>82,5%</text:p>
          </table:table-cell>
          <table:table-cell office:value-type="float" office:value="835539" table:style-name="ce30">
            <text:p>835.539</text:p>
          </table:table-cell>
          <table:table-cell office:value-type="percentage" office:value="0.80738780925471587" table:style-name="ce31">
            <text:p>80,7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30">
            <text:p>1.960.774</text:p>
          </table:table-cell>
          <table:table-cell office:value-type="float" office:value="1669825" table:style-name="ce30">
            <text:p>1.669.825</text:p>
          </table:table-cell>
          <table:table-cell office:value-type="percentage" office:value="0.85161522949610713" table:style-name="ce31">
            <text:p>85,2%</text:p>
          </table:table-cell>
          <table:table-cell office:value-type="float" office:value="1627600" table:style-name="ce30">
            <text:p>1.627.600</text:p>
          </table:table-cell>
          <table:table-cell office:value-type="percentage" office:value="0.8300803662227263" table:style-name="ce31">
            <text:p>83,0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30">
            <text:p>524.127</text:p>
          </table:table-cell>
          <table:table-cell office:value-type="float" office:value="481238" table:style-name="ce30">
            <text:p>481.238</text:p>
          </table:table-cell>
          <table:table-cell office:value-type="percentage" office:value="0.91817059605782569" table:style-name="ce31">
            <text:p>91,8%</text:p>
          </table:table-cell>
          <table:table-cell office:value-type="float" office:value="474532" table:style-name="ce30">
            <text:p>474.532</text:p>
          </table:table-cell>
          <table:table-cell office:value-type="percentage" office:value="0.90537598711762612" table:style-name="ce31">
            <text:p>90,5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30">
            <text:p>2.176.253</text:p>
          </table:table-cell>
          <table:table-cell office:value-type="float" office:value="1997738" table:style-name="ce30">
            <text:p>1.997.738</text:p>
          </table:table-cell>
          <table:table-cell office:value-type="percentage" office:value="0.91797139395097904" table:style-name="ce31">
            <text:p>91,8%</text:p>
          </table:table-cell>
          <table:table-cell office:value-type="float" office:value="1958015" table:style-name="ce30">
            <text:p>1.958.015</text:p>
          </table:table-cell>
          <table:table-cell office:value-type="percentage" office:value="0.89971846104290265" table:style-name="ce31">
            <text:p>90,0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30">
            <text:p>1.808.784</text:p>
          </table:table-cell>
          <table:table-cell office:value-type="float" office:value="1615027" table:style-name="ce30">
            <text:p>1.615.027</text:p>
          </table:table-cell>
          <table:table-cell office:value-type="percentage" office:value="0.89287996797848723" table:style-name="ce31">
            <text:p>89,3%</text:p>
          </table:table-cell>
          <table:table-cell office:value-type="float" office:value="1552095" table:style-name="ce30">
            <text:p>1.552.095</text:p>
          </table:table-cell>
          <table:table-cell office:value-type="percentage" office:value="0.85808753283974204" table:style-name="ce31">
            <text:p>85,8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30">
            <text:p>6.868.360</text:p>
          </table:table-cell>
          <table:table-cell office:value-type="float" office:value="5946142" table:style-name="ce30">
            <text:p>5.946.142</text:p>
          </table:table-cell>
          <table:table-cell office:value-type="percentage" office:value="0.86572951912829266" table:style-name="ce31">
            <text:p>86,6%</text:p>
          </table:table-cell>
          <table:table-cell office:value-type="float" office:value="5808125" table:style-name="ce30">
            <text:p>5.808.125</text:p>
          </table:table-cell>
          <table:table-cell office:value-type="percentage" office:value="0.84563491139078328" table:style-name="ce31">
            <text:p>84,6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30">
            <text:p>4.488.459</text:p>
          </table:table-cell>
          <table:table-cell office:value-type="float" office:value="4065623" table:style-name="ce30">
            <text:p>4.065.623</text:p>
          </table:table-cell>
          <table:table-cell office:value-type="percentage" office:value="0.90579483960976359" table:style-name="ce31">
            <text:p>90,6%</text:p>
          </table:table-cell>
          <table:table-cell office:value-type="float" office:value="3994563" table:style-name="ce30">
            <text:p>3.994.563</text:p>
          </table:table-cell>
          <table:table-cell office:value-type="percentage" office:value="0.8899631254290169" table:style-name="ce31">
            <text:p>89,0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30">
            <text:p>953.437</text:p>
          </table:table-cell>
          <table:table-cell office:value-type="float" office:value="896008" table:style-name="ce30">
            <text:p>896.008</text:p>
          </table:table-cell>
          <table:table-cell office:value-type="percentage" office:value="0.93976634009378701" table:style-name="ce31">
            <text:p>94,0%</text:p>
          </table:table-cell>
          <table:table-cell office:value-type="float" office:value="881044" table:style-name="ce30">
            <text:p>881.044</text:p>
          </table:table-cell>
          <table:table-cell office:value-type="percentage" office:value="0.9240715432692459" table:style-name="ce31">
            <text:p>92,4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30">
            <text:p>2.454.497</text:p>
          </table:table-cell>
          <table:table-cell office:value-type="float" office:value="2306221" table:style-name="ce30">
            <text:p>2.306.221</text:p>
          </table:table-cell>
          <table:table-cell office:value-type="percentage" office:value="0.93959006672242829" table:style-name="ce31">
            <text:p>94,0%</text:p>
          </table:table-cell>
          <table:table-cell office:value-type="float" office:value="2282362" table:style-name="ce30">
            <text:p>2.282.362</text:p>
          </table:table-cell>
          <table:table-cell office:value-type="percentage" office:value="0.92986954149872658" table:style-name="ce31">
            <text:p>93,0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30">
            <text:p>283.970</text:p>
          </table:table-cell>
          <table:table-cell office:value-type="float" office:value="259219" table:style-name="ce30">
            <text:p>259.219</text:p>
          </table:table-cell>
          <table:table-cell office:value-type="percentage" office:value="0.91283938444201851" table:style-name="ce31">
            <text:p>91,3%</text:p>
          </table:table-cell>
          <table:table-cell office:value-type="float" office:value="253779" table:style-name="ce30">
            <text:p>253.779</text:p>
          </table:table-cell>
          <table:table-cell office:value-type="percentage" office:value="0.89368243124273694" table:style-name="ce31">
            <text:p>89,4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30">
            <text:p>5.977.937</text:p>
          </table:table-cell>
          <table:table-cell office:value-type="float" office:value="5318306" table:style-name="ce30">
            <text:p>5.318.306</text:p>
          </table:table-cell>
          <table:table-cell office:value-type="percentage" office:value="0.88965574578654805" table:style-name="ce31">
            <text:p>89,0%</text:p>
          </table:table-cell>
          <table:table-cell office:value-type="float" office:value="5194422" table:style-name="ce30">
            <text:p>5.194.422</text:p>
          </table:table-cell>
          <table:table-cell office:value-type="percentage" office:value="0.86893220855288367" table:style-name="ce31">
            <text:p>86,9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30">
            <text:p>1.310.137</text:p>
          </table:table-cell>
          <table:table-cell office:value-type="float" office:value="1186177" table:style-name="ce30">
            <text:p>1.186.177</text:p>
          </table:table-cell>
          <table:table-cell office:value-type="percentage" office:value="0.90538394076344686" table:style-name="ce31">
            <text:p>90,5%</text:p>
          </table:table-cell>
          <table:table-cell office:value-type="float" office:value="1150916" table:style-name="ce30">
            <text:p>1.150.916</text:p>
          </table:table-cell>
          <table:table-cell office:value-type="percentage" office:value="0.87846996153837342" table:style-name="ce31">
            <text:p>87,8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30">
            <text:p>581.354</text:p>
          </table:table-cell>
          <table:table-cell office:value-type="float" office:value="526654" table:style-name="ce30">
            <text:p>526.654</text:p>
          </table:table-cell>
          <table:table-cell office:value-type="percentage" office:value="0.90590930827000415" table:style-name="ce31">
            <text:p>90,6%</text:p>
          </table:table-cell>
          <table:table-cell office:value-type="float" office:value="519441" table:style-name="ce30">
            <text:p>519.441</text:p>
          </table:table-cell>
          <table:table-cell office:value-type="percentage" office:value="0.89350206586692449" table:style-name="ce31">
            <text:p>89,4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30">
            <text:p>1.983.943</text:p>
          </table:table-cell>
          <table:table-cell office:value-type="float" office:value="1807469" table:style-name="ce30">
            <text:p>1.807.469</text:p>
          </table:table-cell>
          <table:table-cell office:value-type="percentage" office:value="0.91104885573829486" table:style-name="ce31">
            <text:p>91,1%</text:p>
          </table:table-cell>
          <table:table-cell office:value-type="float" office:value="1774787" table:style-name="ce30">
            <text:p>1.774.787</text:p>
          </table:table-cell>
          <table:table-cell office:value-type="percentage" office:value="0.89457560020625593" table:style-name="ce31">
            <text:p>89,5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30">
            <text:p>70.965</text:p>
          </table:table-cell>
          <table:table-cell office:value-type="float" office:value="62268" table:style-name="ce30">
            <text:p>62.268</text:p>
          </table:table-cell>
          <table:table-cell office:value-type="percentage" office:value="0.8774466286197421" table:style-name="ce31">
            <text:p>87,7%</text:p>
          </table:table-cell>
          <table:table-cell office:value-type="float" office:value="59125" table:style-name="ce30">
            <text:p>59.125</text:p>
          </table:table-cell>
          <table:table-cell office:value-type="percentage" office:value="0.83315719016416545" table:style-name="ce31">
            <text:p>83,3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30">
            <text:p>70.927</text:p>
          </table:table-cell>
          <table:table-cell office:value-type="float" office:value="57052" table:style-name="ce30">
            <text:p>57.052</text:p>
          </table:table-cell>
          <table:table-cell office:value-type="percentage" office:value="0.80437633059342706" table:style-name="ce31">
            <text:p>80,4%</text:p>
          </table:table-cell>
          <table:table-cell office:value-type="float" office:value="54520" table:style-name="ce30">
            <text:p>54.520</text:p>
          </table:table-cell>
          <table:table-cell office:value-type="percentage" office:value="0.76867765448982761" table:style-name="ce31">
            <text:p>76,9%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30">
            <text:p>-</text:p>
          </table:table-cell>
          <table:table-cell office:value-type="float" office:value="92817" table:style-name="ce30">
            <text:p>92.817</text:p>
          </table:table-cell>
          <table:table-cell office:value-type="string" table:style-name="ce31">
            <text:p>-</text:p>
          </table:table-cell>
          <table:table-cell office:value-type="float" office:value="86697" table:style-name="ce30">
            <text:p>86.697</text:p>
          </table:table-cell>
          <table:table-cell office:value-type="string" table:style-name="ce31">
            <text:p>-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5092" table:style-name="ce30">
            <text:p>5.092</text:p>
          </table:table-cell>
          <table:table-cell office:value-type="string" table:style-name="ce31">
            <text:p>-</text:p>
          </table:table-cell>
          <table:table-cell office:value-type="float" office:value="4837" table:style-name="ce30">
            <text:p>4.837</text:p>
          </table:table-cell>
          <table:table-cell office:value-type="string" table:style-name="ce31">
            <text:p>-</text:p>
          </table:table-cell>
          <table:table-cell office:value-type="date" office:date-value="2021-10-18T00:00:00" table:style-name="ce32">
            <text:p>1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42119827" table:style-name="ce33">
            <text:p>42.119.827</text:p>
          </table:table-cell>
          <table:table-cell office:value-type="float" office:value="37899559" table:style-name="ce33">
            <text:p>37.899.559</text:p>
          </table:table-cell>
          <table:table-cell office:value-type="percentage" office:value="0.89980329216451915" table:style-name="ce34">
            <text:p>90,0%</text:p>
          </table:table-cell>
          <table:table-cell office:value-type="float" office:value="37086628" table:style-name="ce33">
            <text:p>37.086.628</text:p>
          </table:table-cell>
          <table:table-cell office:value-type="percentage" office:value="0.88050285676624451" table:style-name="ce34">
            <text:p>88,1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13" table:style-name="ce43">
            <text:p>434.013</text:p>
          </table:table-cell>
          <table:table-cell office:value-type="percentage" office:value="1" table:style-name="ce44">
            <text:p>100,0%</text:p>
          </table:table-cell>
          <table:table-cell office:value-type="float" office:value="653977" table:style-name="ce43">
            <text:p>653.977</text:p>
          </table:table-cell>
          <table:table-cell office:value-type="percentage" office:value="1" table:style-name="ce44">
            <text:p>100,0%</text:p>
          </table:table-cell>
          <table:table-cell office:value-type="float" office:value="928075" table:style-name="ce43">
            <text:p>928.075</text:p>
          </table:table-cell>
          <table:table-cell office:value-type="percentage" office:value="1" table:style-name="ce44">
            <text:p>100,0%</text:p>
          </table:table-cell>
          <table:table-cell office:value-type="float" office:value="1213091" table:style-name="ce43">
            <text:p>1.213.091</text:p>
          </table:table-cell>
          <table:table-cell office:value-type="percentage" office:value="0.9589492980748936" table:style-name="ce44">
            <text:p>95,9%</text:p>
          </table:table-cell>
          <table:table-cell office:value-type="float" office:value="1246788" table:style-name="ce43">
            <text:p>1.246.788</text:p>
          </table:table-cell>
          <table:table-cell office:value-type="percentage" office:value="0.90013385179848016" table:style-name="ce44">
            <text:p>90,0%</text:p>
          </table:table-cell>
          <table:table-cell office:value-type="float" office:value="923870" table:style-name="ce43">
            <text:p>923.870</text:p>
          </table:table-cell>
          <table:table-cell office:value-type="percentage" office:value="0.8102580473716845" table:style-name="ce44">
            <text:p>81,0%</text:p>
          </table:table-cell>
          <table:table-cell office:value-type="float" office:value="758952" table:style-name="ce43">
            <text:p>758.952</text:p>
          </table:table-cell>
          <table:table-cell office:value-type="percentage" office:value="0.81724440922090902" table:style-name="ce44">
            <text:p>81,7%</text:p>
          </table:table-cell>
          <table:table-cell office:value-type="float" office:value="657376" table:style-name="ce43">
            <text:p>657.376</text:p>
          </table:table-cell>
          <table:table-cell office:value-type="percentage" office:value="0.87311713133228941" table:style-name="ce44">
            <text:p>87,3%</text:p>
          </table:table-cell>
          <table:table-cell office:value-type="float" office:value="6816142" table:style-name="ce43">
            <text:p>6.816.14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467590806464061" table:style-name="ce44">
            <text:p>91,5%</text:p>
          </table:table-cell>
          <table:table-cell office:value-type="percentage" office:value="0.80527067979095057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43" table:style-name="ce46">
            <text:p>101.243</text:p>
          </table:table-cell>
          <table:table-cell office:value-type="percentage" office:value="1" table:style-name="ce47">
            <text:p>100,0%</text:p>
          </table:table-cell>
          <table:table-cell office:value-type="float" office:value="119252" table:style-name="ce46">
            <text:p>119.252</text:p>
          </table:table-cell>
          <table:table-cell office:value-type="percentage" office:value="1" table:style-name="ce47">
            <text:p>100,0%</text:p>
          </table:table-cell>
          <table:table-cell office:value-type="float" office:value="154469" table:style-name="ce46">
            <text:p>154.469</text:p>
          </table:table-cell>
          <table:table-cell office:value-type="percentage" office:value="0.98786188901750371" table:style-name="ce47">
            <text:p>98,8%</text:p>
          </table:table-cell>
          <table:table-cell office:value-type="float" office:value="185833" table:style-name="ce46">
            <text:p>185.833</text:p>
          </table:table-cell>
          <table:table-cell office:value-type="percentage" office:value="0.93729131570718127" table:style-name="ce47">
            <text:p>93,7%</text:p>
          </table:table-cell>
          <table:table-cell office:value-type="float" office:value="187464" table:style-name="ce46">
            <text:p>187.464</text:p>
          </table:table-cell>
          <table:table-cell office:value-type="percentage" office:value="0.87215680436208665" table:style-name="ce47">
            <text:p>87,2%</text:p>
          </table:table-cell>
          <table:table-cell office:value-type="float" office:value="125027" table:style-name="ce46">
            <text:p>125.027</text:p>
          </table:table-cell>
          <table:table-cell office:value-type="percentage" office:value="0.76103258950854002" table:style-name="ce47">
            <text:p>76,1%</text:p>
          </table:table-cell>
          <table:table-cell office:value-type="float" office:value="103225" table:style-name="ce46">
            <text:p>103.225</text:p>
          </table:table-cell>
          <table:table-cell office:value-type="percentage" office:value="0.79159669020943091" table:style-name="ce47">
            <text:p>79,2%</text:p>
          </table:table-cell>
          <table:table-cell office:value-type="float" office:value="87601" table:style-name="ce46">
            <text:p>87.601</text:p>
          </table:table-cell>
          <table:table-cell office:value-type="percentage" office:value="0.84959605853999165" table:style-name="ce47">
            <text:p>85,0%</text:p>
          </table:table-cell>
          <table:table-cell office:value-type="float" office:value="1064114" table:style-name="ce46">
            <text:p>1.064.11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788496490692193" table:style-name="ce47">
            <text:p>89,8%</text:p>
          </table:table-cell>
          <table:table-cell office:value-type="percentage" office:value="0.80045223715219982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45" table:style-name="ce46">
            <text:p>88.945</text:p>
          </table:table-cell>
          <table:table-cell office:value-type="percentage" office:value="1" table:style-name="ce47">
            <text:p>100,0%</text:p>
          </table:table-cell>
          <table:table-cell office:value-type="float" office:value="114344" table:style-name="ce46">
            <text:p>114.344</text:p>
          </table:table-cell>
          <table:table-cell office:value-type="percentage" office:value="1" table:style-name="ce47">
            <text:p>100,0%</text:p>
          </table:table-cell>
          <table:table-cell office:value-type="float" office:value="148152" table:style-name="ce46">
            <text:p>148.152</text:p>
          </table:table-cell>
          <table:table-cell office:value-type="percentage" office:value="0.98997674605083796" table:style-name="ce47">
            <text:p>99,0%</text:p>
          </table:table-cell>
          <table:table-cell office:value-type="float" office:value="153140" table:style-name="ce46">
            <text:p>153.140</text:p>
          </table:table-cell>
          <table:table-cell office:value-type="percentage" office:value="0.94155983891297002" table:style-name="ce47">
            <text:p>94,2%</text:p>
          </table:table-cell>
          <table:table-cell office:value-type="float" office:value="150565" table:style-name="ce46">
            <text:p>150.565</text:p>
          </table:table-cell>
          <table:table-cell office:value-type="percentage" office:value="0.90162461899600577" table:style-name="ce47">
            <text:p>90,2%</text:p>
          </table:table-cell>
          <table:table-cell office:value-type="float" office:value="90864" table:style-name="ce46">
            <text:p>90.864</text:p>
          </table:table-cell>
          <table:table-cell office:value-type="percentage" office:value="0.79391180505194359" table:style-name="ce47">
            <text:p>79,4%</text:p>
          </table:table-cell>
          <table:table-cell office:value-type="float" office:value="66518" table:style-name="ce46">
            <text:p>66.518</text:p>
          </table:table-cell>
          <table:table-cell office:value-type="percentage" office:value="0.84081859665533243" table:style-name="ce47">
            <text:p>84,1%</text:p>
          </table:table-cell>
          <table:table-cell office:value-type="float" office:value="60448" table:style-name="ce46">
            <text:p>60.448</text:p>
          </table:table-cell>
          <table:table-cell office:value-type="percentage" office:value="0.94450000000000001" table:style-name="ce47">
            <text:p>94,5%</text:p>
          </table:table-cell>
          <table:table-cell office:value-type="float" office:value="872976" table:style-name="ce46">
            <text:p>872.97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73686915572629" table:style-name="ce47">
            <text:p>93,5%</text:p>
          </table:table-cell>
          <table:table-cell office:value-type="percentage" office:value="0.8568803593303389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72" table:style-name="ce46">
            <text:p>51.472</text:p>
          </table:table-cell>
          <table:table-cell office:value-type="percentage" office:value="1" table:style-name="ce47">
            <text:p>100,0%</text:p>
          </table:table-cell>
          <table:table-cell office:value-type="float" office:value="79203" table:style-name="ce46">
            <text:p>79.203</text:p>
          </table:table-cell>
          <table:table-cell office:value-type="percentage" office:value="0.98369268219981121" table:style-name="ce47">
            <text:p>98,4%</text:p>
          </table:table-cell>
          <table:table-cell office:value-type="float" office:value="110239" table:style-name="ce46">
            <text:p>110.239</text:p>
          </table:table-cell>
          <table:table-cell office:value-type="percentage" office:value="0.94035707278791447" table:style-name="ce47">
            <text:p>94,0%</text:p>
          </table:table-cell>
          <table:table-cell office:value-type="float" office:value="150002" table:style-name="ce46">
            <text:p>150.002</text:p>
          </table:table-cell>
          <table:table-cell office:value-type="percentage" office:value="0.9047328962526463" table:style-name="ce47">
            <text:p>90,5%</text:p>
          </table:table-cell>
          <table:table-cell office:value-type="float" office:value="166948" table:style-name="ce46">
            <text:p>166.948</text:p>
          </table:table-cell>
          <table:table-cell office:value-type="percentage" office:value="0.80975108162117071" table:style-name="ce47">
            <text:p>81,0%</text:p>
          </table:table-cell>
          <table:table-cell office:value-type="float" office:value="125455" table:style-name="ce46">
            <text:p>125.455</text:p>
          </table:table-cell>
          <table:table-cell office:value-type="percentage" office:value="0.68860566341176921" table:style-name="ce47">
            <text:p>68,9%</text:p>
          </table:table-cell>
          <table:table-cell office:value-type="float" office:value="96181" table:style-name="ce46">
            <text:p>96.181</text:p>
          </table:table-cell>
          <table:table-cell office:value-type="percentage" office:value="0.69725681808296236" table:style-name="ce47">
            <text:p>69,7%</text:p>
          </table:table-cell>
          <table:table-cell office:value-type="float" office:value="73951" table:style-name="ce46">
            <text:p>73.951</text:p>
          </table:table-cell>
          <table:table-cell office:value-type="percentage" office:value="0.77451822371177215" table:style-name="ce47">
            <text:p>77,5%</text:p>
          </table:table-cell>
          <table:table-cell office:value-type="float" office:value="853451" table:style-name="ce46">
            <text:p>853.45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469631363257312" table:style-name="ce47">
            <text:p>82,5%</text:p>
          </table:table-cell>
          <table:table-cell office:value-type="percentage" office:value="0.72848457120225207" table:style-name="ce47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22" table:style-name="ce46">
            <text:p>93.022</text:p>
          </table:table-cell>
          <table:table-cell office:value-type="percentage" office:value="1" table:style-name="ce47">
            <text:p>100,0%</text:p>
          </table:table-cell>
          <table:table-cell office:value-type="float" office:value="151348" table:style-name="ce46">
            <text:p>151.348</text:p>
          </table:table-cell>
          <table:table-cell office:value-type="percentage" office:value="0.97940219114611304" table:style-name="ce47">
            <text:p>97,9%</text:p>
          </table:table-cell>
          <table:table-cell office:value-type="float" office:value="224334" table:style-name="ce46">
            <text:p>224.334</text:p>
          </table:table-cell>
          <table:table-cell office:value-type="percentage" office:value="0.95423919146546887" table:style-name="ce47">
            <text:p>95,4%</text:p>
          </table:table-cell>
          <table:table-cell office:value-type="float" office:value="320424" table:style-name="ce46">
            <text:p>320.424</text:p>
          </table:table-cell>
          <table:table-cell office:value-type="percentage" office:value="0.91415985757976903" table:style-name="ce47">
            <text:p>91,4%</text:p>
          </table:table-cell>
          <table:table-cell office:value-type="float" office:value="317438" table:style-name="ce46">
            <text:p>317.438</text:p>
          </table:table-cell>
          <table:table-cell office:value-type="percentage" office:value="0.81829946071910997" table:style-name="ce47">
            <text:p>81,8%</text:p>
          </table:table-cell>
          <table:table-cell office:value-type="float" office:value="228629" table:style-name="ce46">
            <text:p>228.629</text:p>
          </table:table-cell>
          <table:table-cell office:value-type="percentage" office:value="0.73529752294699202" table:style-name="ce47">
            <text:p>73,5%</text:p>
          </table:table-cell>
          <table:table-cell office:value-type="float" office:value="186388" table:style-name="ce46">
            <text:p>186.388</text:p>
          </table:table-cell>
          <table:table-cell office:value-type="percentage" office:value="0.7403752959308515" table:style-name="ce47">
            <text:p>74,0%</text:p>
          </table:table-cell>
          <table:table-cell office:value-type="float" office:value="148242" table:style-name="ce46">
            <text:p>148.242</text:p>
          </table:table-cell>
          <table:table-cell office:value-type="percentage" office:value="0.82449651551471936" table:style-name="ce47">
            <text:p>82,4%</text:p>
          </table:table-cell>
          <table:table-cell office:value-type="float" office:value="1669825" table:style-name="ce46">
            <text:p>1.669.82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161522949610713" table:style-name="ce47">
            <text:p>85,2%</text:p>
          </table:table-cell>
          <table:table-cell office:value-type="percentage" office:value="0.76739974043545078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0" table:style-name="ce46">
            <text:p>42.310</text:p>
          </table:table-cell>
          <table:table-cell office:value-type="percentage" office:value="1" table:style-name="ce47">
            <text:p>100,0%</text:p>
          </table:table-cell>
          <table:table-cell office:value-type="float" office:value="55910" table:style-name="ce46">
            <text:p>55.910</text:p>
          </table:table-cell>
          <table:table-cell office:value-type="percentage" office:value="1" table:style-name="ce47">
            <text:p>100,0%</text:p>
          </table:table-cell>
          <table:table-cell office:value-type="float" office:value="76640" table:style-name="ce46">
            <text:p>76.640</text:p>
          </table:table-cell>
          <table:table-cell office:value-type="percentage" office:value="0.99088499579804767" table:style-name="ce47">
            <text:p>99,1%</text:p>
          </table:table-cell>
          <table:table-cell office:value-type="float" office:value="84227" table:style-name="ce46">
            <text:p>84.227</text:p>
          </table:table-cell>
          <table:table-cell office:value-type="percentage" office:value="0.93623004757458539" table:style-name="ce47">
            <text:p>93,6%</text:p>
          </table:table-cell>
          <table:table-cell office:value-type="float" office:value="87878" table:style-name="ce46">
            <text:p>87.878</text:p>
          </table:table-cell>
          <table:table-cell office:value-type="percentage" office:value="0.89883296341376095" table:style-name="ce47">
            <text:p>89,9%</text:p>
          </table:table-cell>
          <table:table-cell office:value-type="float" office:value="54453" table:style-name="ce46">
            <text:p>54.453</text:p>
          </table:table-cell>
          <table:table-cell office:value-type="percentage" office:value="0.77267889830147718" table:style-name="ce47">
            <text:p>77,3%</text:p>
          </table:table-cell>
          <table:table-cell office:value-type="float" office:value="40890" table:style-name="ce46">
            <text:p>40.890</text:p>
          </table:table-cell>
          <table:table-cell office:value-type="percentage" office:value="0.80962280962280964" table:style-name="ce47">
            <text:p>81,0%</text:p>
          </table:table-cell>
          <table:table-cell office:value-type="float" office:value="38930" table:style-name="ce46">
            <text:p>38.930</text:p>
          </table:table-cell>
          <table:table-cell office:value-type="percentage" office:value="0.8855173668766918" table:style-name="ce47">
            <text:p>88,6%</text:p>
          </table:table-cell>
          <table:table-cell office:value-type="float" office:value="481238" table:style-name="ce46">
            <text:p>481.23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817059605782569" table:style-name="ce47">
            <text:p>91,8%</text:p>
          </table:table-cell>
          <table:table-cell office:value-type="percentage" office:value="0.82558564431596915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16" table:style-name="ce46">
            <text:p>229.316</text:p>
          </table:table-cell>
          <table:table-cell office:value-type="percentage" office:value="1" table:style-name="ce47">
            <text:p>100,0%</text:p>
          </table:table-cell>
          <table:table-cell office:value-type="float" office:value="250465" table:style-name="ce46">
            <text:p>250.465</text:p>
          </table:table-cell>
          <table:table-cell office:value-type="percentage" office:value="1" table:style-name="ce47">
            <text:p>100,0%</text:p>
          </table:table-cell>
          <table:table-cell office:value-type="float" office:value="320334" table:style-name="ce46">
            <text:p>320.334</text:p>
          </table:table-cell>
          <table:table-cell office:value-type="percentage" office:value="1" table:style-name="ce47">
            <text:p>100,0%</text:p>
          </table:table-cell>
          <table:table-cell office:value-type="float" office:value="352613" table:style-name="ce46">
            <text:p>352.613</text:p>
          </table:table-cell>
          <table:table-cell office:value-type="percentage" office:value="0.92506853807306355" table:style-name="ce47">
            <text:p>92,5%</text:p>
          </table:table-cell>
          <table:table-cell office:value-type="float" office:value="320002" table:style-name="ce46">
            <text:p>320.002</text:p>
          </table:table-cell>
          <table:table-cell office:value-type="percentage" office:value="0.88080813641430755" table:style-name="ce47">
            <text:p>88,1%</text:p>
          </table:table-cell>
          <table:table-cell office:value-type="float" office:value="211183" table:style-name="ce46">
            <text:p>211.183</text:p>
          </table:table-cell>
          <table:table-cell office:value-type="percentage" office:value="0.7886348274535725" table:style-name="ce47">
            <text:p>78,9%</text:p>
          </table:table-cell>
          <table:table-cell office:value-type="float" office:value="171641" table:style-name="ce46">
            <text:p>171.641</text:p>
          </table:table-cell>
          <table:table-cell office:value-type="percentage" office:value="0.81344132394339497" table:style-name="ce47">
            <text:p>81,3%</text:p>
          </table:table-cell>
          <table:table-cell office:value-type="float" office:value="142184" table:style-name="ce46">
            <text:p>142.184</text:p>
          </table:table-cell>
          <table:table-cell office:value-type="percentage" office:value="0.85993879353098424" table:style-name="ce47">
            <text:p>86,0%</text:p>
          </table:table-cell>
          <table:table-cell office:value-type="float" office:value="1997738" table:style-name="ce46">
            <text:p>1.997.73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97139395097904" table:style-name="ce47">
            <text:p>91,8%</text:p>
          </table:table-cell>
          <table:table-cell office:value-type="percentage" office:value="0.83415716112200922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17" table:style-name="ce46">
            <text:p>138.117</text:p>
          </table:table-cell>
          <table:table-cell office:value-type="percentage" office:value="1" table:style-name="ce47">
            <text:p>100,0%</text:p>
          </table:table-cell>
          <table:table-cell office:value-type="float" office:value="158346" table:style-name="ce46">
            <text:p>158.346</text:p>
          </table:table-cell>
          <table:table-cell office:value-type="percentage" office:value="0.99525458670907163" table:style-name="ce47">
            <text:p>99,5%</text:p>
          </table:table-cell>
          <table:table-cell office:value-type="float" office:value="222203" table:style-name="ce46">
            <text:p>222.203</text:p>
          </table:table-cell>
          <table:table-cell office:value-type="percentage" office:value="1" table:style-name="ce47">
            <text:p>100,0%</text:p>
          </table:table-cell>
          <table:table-cell office:value-type="float" office:value="286063" table:style-name="ce46">
            <text:p>286.063</text:p>
          </table:table-cell>
          <table:table-cell office:value-type="percentage" office:value="0.93035274068388629" table:style-name="ce47">
            <text:p>93,0%</text:p>
          </table:table-cell>
          <table:table-cell office:value-type="float" office:value="286527" table:style-name="ce46">
            <text:p>286.527</text:p>
          </table:table-cell>
          <table:table-cell office:value-type="percentage" office:value="0.86667473268704343" table:style-name="ce47">
            <text:p>86,7%</text:p>
          </table:table-cell>
          <table:table-cell office:value-type="float" office:value="204628" table:style-name="ce46">
            <text:p>204.628</text:p>
          </table:table-cell>
          <table:table-cell office:value-type="percentage" office:value="0.7695646123933344" table:style-name="ce47">
            <text:p>77,0%</text:p>
          </table:table-cell>
          <table:table-cell office:value-type="float" office:value="171495" table:style-name="ce46">
            <text:p>171.495</text:p>
          </table:table-cell>
          <table:table-cell office:value-type="percentage" office:value="0.78635327779025999" table:style-name="ce47">
            <text:p>78,6%</text:p>
          </table:table-cell>
          <table:table-cell office:value-type="float" office:value="147648" table:style-name="ce46">
            <text:p>147.648</text:p>
          </table:table-cell>
          <table:table-cell office:value-type="percentage" office:value="0.84868829466810747" table:style-name="ce47">
            <text:p>84,9%</text:p>
          </table:table-cell>
          <table:table-cell office:value-type="float" office:value="1615027" table:style-name="ce46">
            <text:p>1.615.027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287996797848723" table:style-name="ce47">
            <text:p>89,3%</text:p>
          </table:table-cell>
          <table:table-cell office:value-type="percentage" office:value="0.78965891705590741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721" table:style-name="ce46">
            <text:p>458.721</text:p>
          </table:table-cell>
          <table:table-cell office:value-type="percentage" office:value="1" table:style-name="ce47">
            <text:p>100,0%</text:p>
          </table:table-cell>
          <table:table-cell office:value-type="float" office:value="618139" table:style-name="ce46">
            <text:p>618.139</text:p>
          </table:table-cell>
          <table:table-cell office:value-type="percentage" office:value="0.97299981740679875" table:style-name="ce47">
            <text:p>97,3%</text:p>
          </table:table-cell>
          <table:table-cell office:value-type="float" office:value="798740" table:style-name="ce46">
            <text:p>798.740</text:p>
          </table:table-cell>
          <table:table-cell office:value-type="percentage" office:value="0.95362375594567228" table:style-name="ce47">
            <text:p>95,4%</text:p>
          </table:table-cell>
          <table:table-cell office:value-type="float" office:value="1023648" table:style-name="ce46">
            <text:p>1.023.648</text:p>
          </table:table-cell>
          <table:table-cell office:value-type="percentage" office:value="0.93759548627012768" table:style-name="ce47">
            <text:p>93,8%</text:p>
          </table:table-cell>
          <table:table-cell office:value-type="float" office:value="1124409" table:style-name="ce46">
            <text:p>1.124.409</text:p>
          </table:table-cell>
          <table:table-cell office:value-type="percentage" office:value="0.85392423039973264" table:style-name="ce47">
            <text:p>85,4%</text:p>
          </table:table-cell>
          <table:table-cell office:value-type="float" office:value="771045" table:style-name="ce46">
            <text:p>771.045</text:p>
          </table:table-cell>
          <table:table-cell office:value-type="percentage" office:value="0.73808789912813066" table:style-name="ce47">
            <text:p>73,8%</text:p>
          </table:table-cell>
          <table:table-cell office:value-type="float" office:value="628937" table:style-name="ce46">
            <text:p>628.937</text:p>
          </table:table-cell>
          <table:table-cell office:value-type="percentage" office:value="0.74968501731361781" table:style-name="ce47">
            <text:p>75,0%</text:p>
          </table:table-cell>
          <table:table-cell office:value-type="float" office:value="522503" table:style-name="ce46">
            <text:p>522.503</text:p>
          </table:table-cell>
          <table:table-cell office:value-type="percentage" office:value="0.79629697363167251" table:style-name="ce47">
            <text:p>79,6%</text:p>
          </table:table-cell>
          <table:table-cell office:value-type="float" office:value="5946142" table:style-name="ce46">
            <text:p>5.946.14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572951912829266" table:style-name="ce47">
            <text:p>86,6%</text:p>
          </table:table-cell>
          <table:table-cell office:value-type="percentage" office:value="0.76423855137967722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22" table:style-name="ce46">
            <text:p>297.222</text:p>
          </table:table-cell>
          <table:table-cell office:value-type="percentage" office:value="1" table:style-name="ce47">
            <text:p>100,0%</text:p>
          </table:table-cell>
          <table:table-cell office:value-type="float" office:value="434345" table:style-name="ce46">
            <text:p>434.345</text:p>
          </table:table-cell>
          <table:table-cell office:value-type="percentage" office:value="0.99196778893806725" table:style-name="ce47">
            <text:p>99,2%</text:p>
          </table:table-cell>
          <table:table-cell office:value-type="float" office:value="569806" table:style-name="ce46">
            <text:p>569.806</text:p>
          </table:table-cell>
          <table:table-cell office:value-type="percentage" office:value="0.98119257208193855" table:style-name="ce47">
            <text:p>98,1%</text:p>
          </table:table-cell>
          <table:table-cell office:value-type="float" office:value="714448" table:style-name="ce46">
            <text:p>714.448</text:p>
          </table:table-cell>
          <table:table-cell office:value-type="percentage" office:value="0.94964204728219115" table:style-name="ce47">
            <text:p>95,0%</text:p>
          </table:table-cell>
          <table:table-cell office:value-type="float" office:value="751760" table:style-name="ce46">
            <text:p>751.760</text:p>
          </table:table-cell>
          <table:table-cell office:value-type="percentage" office:value="0.8827742993090556" table:style-name="ce47">
            <text:p>88,3%</text:p>
          </table:table-cell>
          <table:table-cell office:value-type="float" office:value="507557" table:style-name="ce46">
            <text:p>507.557</text:p>
          </table:table-cell>
          <table:table-cell office:value-type="percentage" office:value="0.78235061093564795" table:style-name="ce47">
            <text:p>78,2%</text:p>
          </table:table-cell>
          <table:table-cell office:value-type="float" office:value="422677" table:style-name="ce46">
            <text:p>422.677</text:p>
          </table:table-cell>
          <table:table-cell office:value-type="percentage" office:value="0.81894149878130529" table:style-name="ce47">
            <text:p>81,9%</text:p>
          </table:table-cell>
          <table:table-cell office:value-type="float" office:value="367808" table:style-name="ce46">
            <text:p>367.808</text:p>
          </table:table-cell>
          <table:table-cell office:value-type="percentage" office:value="0.86638667140915504" table:style-name="ce47">
            <text:p>86,6%</text:p>
          </table:table-cell>
          <table:table-cell office:value-type="float" office:value="4065623" table:style-name="ce46">
            <text:p>4.065.62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579483960976359" table:style-name="ce47">
            <text:p>90,6%</text:p>
          </table:table-cell>
          <table:table-cell office:value-type="percentage" office:value="0.80390334627620419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53" table:style-name="ce46">
            <text:p>78.253</text:p>
          </table:table-cell>
          <table:table-cell office:value-type="percentage" office:value="1" table:style-name="ce47">
            <text:p>100,0%</text:p>
          </table:table-cell>
          <table:table-cell office:value-type="float" office:value="95910" table:style-name="ce46">
            <text:p>95.910</text:p>
          </table:table-cell>
          <table:table-cell office:value-type="percentage" office:value="1" table:style-name="ce47">
            <text:p>100,0%</text:p>
          </table:table-cell>
          <table:table-cell office:value-type="float" office:value="132825" table:style-name="ce46">
            <text:p>132.825</text:p>
          </table:table-cell>
          <table:table-cell office:value-type="percentage" office:value="1" table:style-name="ce47">
            <text:p>100,0%</text:p>
          </table:table-cell>
          <table:table-cell office:value-type="float" office:value="161417" table:style-name="ce46">
            <text:p>161.417</text:p>
          </table:table-cell>
          <table:table-cell office:value-type="percentage" office:value="0.95391097768532529" table:style-name="ce47">
            <text:p>95,4%</text:p>
          </table:table-cell>
          <table:table-cell office:value-type="float" office:value="146136" table:style-name="ce46">
            <text:p>146.136</text:p>
          </table:table-cell>
          <table:table-cell office:value-type="percentage" office:value="0.91624763313980462" table:style-name="ce47">
            <text:p>91,6%</text:p>
          </table:table-cell>
          <table:table-cell office:value-type="float" office:value="112847" table:style-name="ce46">
            <text:p>112.847</text:p>
          </table:table-cell>
          <table:table-cell office:value-type="percentage" office:value="0.8454288689606605" table:style-name="ce47">
            <text:p>84,5%</text:p>
          </table:table-cell>
          <table:table-cell office:value-type="float" office:value="92816" table:style-name="ce46">
            <text:p>92.816</text:p>
          </table:table-cell>
          <table:table-cell office:value-type="percentage" office:value="0.81906106600776563" table:style-name="ce47">
            <text:p>81,9%</text:p>
          </table:table-cell>
          <table:table-cell office:value-type="float" office:value="75804" table:style-name="ce46">
            <text:p>75.804</text:p>
          </table:table-cell>
          <table:table-cell office:value-type="percentage" office:value="0.8944424778761062" table:style-name="ce47">
            <text:p>89,4%</text:p>
          </table:table-cell>
          <table:table-cell office:value-type="float" office:value="896008" table:style-name="ce46">
            <text:p>896.00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976634009378701" table:style-name="ce47">
            <text:p>94,0%</text:p>
          </table:table-cell>
          <table:table-cell office:value-type="percentage" office:value="0.8421230710525599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69" table:style-name="ce46">
            <text:p>242.269</text:p>
          </table:table-cell>
          <table:table-cell office:value-type="percentage" office:value="1" table:style-name="ce47">
            <text:p>100,0%</text:p>
          </table:table-cell>
          <table:table-cell office:value-type="float" office:value="291270" table:style-name="ce46">
            <text:p>291.270</text:p>
          </table:table-cell>
          <table:table-cell office:value-type="percentage" office:value="1" table:style-name="ce47">
            <text:p>100,0%</text:p>
          </table:table-cell>
          <table:table-cell office:value-type="float" office:value="345834" table:style-name="ce46">
            <text:p>345.834</text:p>
          </table:table-cell>
          <table:table-cell office:value-type="percentage" office:value="0.99684948130298301" table:style-name="ce47">
            <text:p>99,7%</text:p>
          </table:table-cell>
          <table:table-cell office:value-type="float" office:value="390653" table:style-name="ce46">
            <text:p>390.653</text:p>
          </table:table-cell>
          <table:table-cell office:value-type="percentage" office:value="0.96246264372771861" table:style-name="ce47">
            <text:p>96,2%</text:p>
          </table:table-cell>
          <table:table-cell office:value-type="float" office:value="407507" table:style-name="ce46">
            <text:p>407.507</text:p>
          </table:table-cell>
          <table:table-cell office:value-type="percentage" office:value="0.91942168805178459" table:style-name="ce47">
            <text:p>91,9%</text:p>
          </table:table-cell>
          <table:table-cell office:value-type="float" office:value="262921" table:style-name="ce46">
            <text:p>262.921</text:p>
          </table:table-cell>
          <table:table-cell office:value-type="percentage" office:value="0.81296999455795771" table:style-name="ce47">
            <text:p>81,3%</text:p>
          </table:table-cell>
          <table:table-cell office:value-type="float" office:value="198111" table:style-name="ce46">
            <text:p>198.111</text:p>
          </table:table-cell>
          <table:table-cell office:value-type="percentage" office:value="0.85769392287677337" table:style-name="ce47">
            <text:p>85,8%</text:p>
          </table:table-cell>
          <table:table-cell office:value-type="float" office:value="167656" table:style-name="ce46">
            <text:p>167.656</text:p>
          </table:table-cell>
          <table:table-cell office:value-type="percentage" office:value="0.93138600165549112" table:style-name="ce47">
            <text:p>93,1%</text:p>
          </table:table-cell>
          <table:table-cell office:value-type="float" office:value="2306221" table:style-name="ce46">
            <text:p>2.306.22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959006672242829" table:style-name="ce47">
            <text:p>94,0%</text:p>
          </table:table-cell>
          <table:table-cell office:value-type="percentage" office:value="0.85358086533553879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2" table:style-name="ce46">
            <text:p>23.362</text:p>
          </table:table-cell>
          <table:table-cell office:value-type="percentage" office:value="1" table:style-name="ce47">
            <text:p>100,0%</text:p>
          </table:table-cell>
          <table:table-cell office:value-type="float" office:value="28660" table:style-name="ce46">
            <text:p>28.660</text:p>
          </table:table-cell>
          <table:table-cell office:value-type="percentage" office:value="1" table:style-name="ce47">
            <text:p>100,0%</text:p>
          </table:table-cell>
          <table:table-cell office:value-type="float" office:value="38021" table:style-name="ce46">
            <text:p>38.021</text:p>
          </table:table-cell>
          <table:table-cell office:value-type="percentage" office:value="1" table:style-name="ce47">
            <text:p>100,0%</text:p>
          </table:table-cell>
          <table:table-cell office:value-type="float" office:value="45359" table:style-name="ce46">
            <text:p>45.359</text:p>
          </table:table-cell>
          <table:table-cell office:value-type="percentage" office:value="0.95164065122524333" table:style-name="ce47">
            <text:p>95,2%</text:p>
          </table:table-cell>
          <table:table-cell office:value-type="float" office:value="47450" table:style-name="ce46">
            <text:p>47.450</text:p>
          </table:table-cell>
          <table:table-cell office:value-type="percentage" office:value="0.89617919806599056" table:style-name="ce47">
            <text:p>89,6%</text:p>
          </table:table-cell>
          <table:table-cell office:value-type="float" office:value="30907" table:style-name="ce46">
            <text:p>30.907</text:p>
          </table:table-cell>
          <table:table-cell office:value-type="percentage" office:value="0.78605763117068084" table:style-name="ce47">
            <text:p>78,6%</text:p>
          </table:table-cell>
          <table:table-cell office:value-type="float" office:value="23811" table:style-name="ce46">
            <text:p>23.811</text:p>
          </table:table-cell>
          <table:table-cell office:value-type="percentage" office:value="0.78176505351631753" table:style-name="ce47">
            <text:p>78,2%</text:p>
          </table:table-cell>
          <table:table-cell office:value-type="float" office:value="21649" table:style-name="ce46">
            <text:p>21.649</text:p>
          </table:table-cell>
          <table:table-cell office:value-type="percentage" office:value="0.84791634027886575" table:style-name="ce47">
            <text:p>84,8%</text:p>
          </table:table-cell>
          <table:table-cell office:value-type="float" office:value="259219" table:style-name="ce46">
            <text:p>259.21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283938444201851" table:style-name="ce47">
            <text:p>91,3%</text:p>
          </table:table-cell>
          <table:table-cell office:value-type="percentage" office:value="0.8102771369805634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790" table:style-name="ce46">
            <text:p>373.790</text:p>
          </table:table-cell>
          <table:table-cell office:value-type="percentage" office:value="1" table:style-name="ce47">
            <text:p>100,0%</text:p>
          </table:table-cell>
          <table:table-cell office:value-type="float" office:value="510778" table:style-name="ce46">
            <text:p>510.778</text:p>
          </table:table-cell>
          <table:table-cell office:value-type="percentage" office:value="0.97091132354143184" table:style-name="ce47">
            <text:p>97,1%</text:p>
          </table:table-cell>
          <table:table-cell office:value-type="float" office:value="688117" table:style-name="ce46">
            <text:p>688.117</text:p>
          </table:table-cell>
          <table:table-cell office:value-type="percentage" office:value="0.97837977714364521" table:style-name="ce47">
            <text:p>97,8%</text:p>
          </table:table-cell>
          <table:table-cell office:value-type="float" office:value="938823" table:style-name="ce46">
            <text:p>938.823</text:p>
          </table:table-cell>
          <table:table-cell office:value-type="percentage" office:value="0.96508985045996898" table:style-name="ce47">
            <text:p>96,5%</text:p>
          </table:table-cell>
          <table:table-cell office:value-type="float" office:value="1027340" table:style-name="ce46">
            <text:p>1.027.340</text:p>
          </table:table-cell>
          <table:table-cell office:value-type="percentage" office:value="0.88110253170962227" table:style-name="ce47">
            <text:p>88,1%</text:p>
          </table:table-cell>
          <table:table-cell office:value-type="float" office:value="740176" table:style-name="ce46">
            <text:p>740.176</text:p>
          </table:table-cell>
          <table:table-cell office:value-type="percentage" office:value="0.77942799376605876" table:style-name="ce47">
            <text:p>77,9%</text:p>
          </table:table-cell>
          <table:table-cell office:value-type="float" office:value="591133" table:style-name="ce46">
            <text:p>591.133</text:p>
          </table:table-cell>
          <table:table-cell office:value-type="percentage" office:value="0.79616552745883695" table:style-name="ce47">
            <text:p>79,6%</text:p>
          </table:table-cell>
          <table:table-cell office:value-type="float" office:value="448149" table:style-name="ce46">
            <text:p>448.149</text:p>
          </table:table-cell>
          <table:table-cell office:value-type="percentage" office:value="0.80960252338575933" table:style-name="ce47">
            <text:p>81,0%</text:p>
          </table:table-cell>
          <table:table-cell office:value-type="float" office:value="5318306" table:style-name="ce46">
            <text:p>5.318.30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965574578654805" table:style-name="ce47">
            <text:p>89,0%</text:p>
          </table:table-cell>
          <table:table-cell office:value-type="percentage" office:value="0.78442387248874912" table:style-name="ce47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54" table:style-name="ce46">
            <text:p>73.954</text:p>
          </table:table-cell>
          <table:table-cell office:value-type="percentage" office:value="1" table:style-name="ce47">
            <text:p>100,0%</text:p>
          </table:table-cell>
          <table:table-cell office:value-type="float" office:value="103252" table:style-name="ce46">
            <text:p>103.252</text:p>
          </table:table-cell>
          <table:table-cell office:value-type="percentage" office:value="1" table:style-name="ce47">
            <text:p>100,0%</text:p>
          </table:table-cell>
          <table:table-cell office:value-type="float" office:value="148123" table:style-name="ce46">
            <text:p>148.123</text:p>
          </table:table-cell>
          <table:table-cell office:value-type="percentage" office:value="1" table:style-name="ce47">
            <text:p>100,0%</text:p>
          </table:table-cell>
          <table:table-cell office:value-type="float" office:value="207160" table:style-name="ce46">
            <text:p>207.160</text:p>
          </table:table-cell>
          <table:table-cell office:value-type="percentage" office:value="0.97141463780620474" table:style-name="ce47">
            <text:p>97,1%</text:p>
          </table:table-cell>
          <table:table-cell office:value-type="float" office:value="230962" table:style-name="ce46">
            <text:p>230.962</text:p>
          </table:table-cell>
          <table:table-cell office:value-type="percentage" office:value="0.90873751263982494" table:style-name="ce47">
            <text:p>90,9%</text:p>
          </table:table-cell>
          <table:table-cell office:value-type="float" office:value="165896" table:style-name="ce46">
            <text:p>165.896</text:p>
          </table:table-cell>
          <table:table-cell office:value-type="percentage" office:value="0.79374937201858342" table:style-name="ce47">
            <text:p>79,4%</text:p>
          </table:table-cell>
          <table:table-cell office:value-type="float" office:value="139071" table:style-name="ce46">
            <text:p>139.071</text:p>
          </table:table-cell>
          <table:table-cell office:value-type="percentage" office:value="0.80738818447819427" table:style-name="ce47">
            <text:p>80,7%</text:p>
          </table:table-cell>
          <table:table-cell office:value-type="float" office:value="117759" table:style-name="ce46">
            <text:p>117.759</text:p>
          </table:table-cell>
          <table:table-cell office:value-type="percentage" office:value="0.82990824136327113" table:style-name="ce47">
            <text:p>83,0%</text:p>
          </table:table-cell>
          <table:table-cell office:value-type="float" office:value="1186177" table:style-name="ce46">
            <text:p>1.186.17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538394076344686" table:style-name="ce47">
            <text:p>90,5%</text:p>
          </table:table-cell>
          <table:table-cell office:value-type="percentage" office:value="0.78489741280568215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06" table:style-name="ce46">
            <text:p>42.506</text:p>
          </table:table-cell>
          <table:table-cell office:value-type="percentage" office:value="1" table:style-name="ce47">
            <text:p>100,0%</text:p>
          </table:table-cell>
          <table:table-cell office:value-type="float" office:value="55891" table:style-name="ce46">
            <text:p>55.891</text:p>
          </table:table-cell>
          <table:table-cell office:value-type="percentage" office:value="1" table:style-name="ce47">
            <text:p>100,0%</text:p>
          </table:table-cell>
          <table:table-cell office:value-type="float" office:value="72267" table:style-name="ce46">
            <text:p>72.267</text:p>
          </table:table-cell>
          <table:table-cell office:value-type="percentage" office:value="0.97864416878825633" table:style-name="ce47">
            <text:p>97,9%</text:p>
          </table:table-cell>
          <table:table-cell office:value-type="float" office:value="91846" table:style-name="ce46">
            <text:p>91.846</text:p>
          </table:table-cell>
          <table:table-cell office:value-type="percentage" office:value="0.94986245268579228" table:style-name="ce47">
            <text:p>95,0%</text:p>
          </table:table-cell>
          <table:table-cell office:value-type="float" office:value="95196" table:style-name="ce46">
            <text:p>95.196</text:p>
          </table:table-cell>
          <table:table-cell office:value-type="percentage" office:value="0.88142812170145002" table:style-name="ce47">
            <text:p>88,1%</text:p>
          </table:table-cell>
          <table:table-cell office:value-type="float" office:value="63830" table:style-name="ce46">
            <text:p>63.830</text:p>
          </table:table-cell>
          <table:table-cell office:value-type="percentage" office:value="0.78472111235416331" table:style-name="ce47">
            <text:p>78,5%</text:p>
          </table:table-cell>
          <table:table-cell office:value-type="float" office:value="56639" table:style-name="ce46">
            <text:p>56.639</text:p>
          </table:table-cell>
          <table:table-cell office:value-type="percentage" office:value="0.83137375783463241" table:style-name="ce47">
            <text:p>83,1%</text:p>
          </table:table-cell>
          <table:table-cell office:value-type="float" office:value="48479" table:style-name="ce46">
            <text:p>48.479</text:p>
          </table:table-cell>
          <table:table-cell office:value-type="percentage" office:value="0.85973966092076326" table:style-name="ce47">
            <text:p>86,0%</text:p>
          </table:table-cell>
          <table:table-cell office:value-type="float" office:value="526654" table:style-name="ce46">
            <text:p>526.65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590930827000415" table:style-name="ce47">
            <text:p>90,6%</text:p>
          </table:table-cell>
          <table:table-cell office:value-type="percentage" office:value="0.79651601565040375" table:style-name="ce47">
            <text:p>79,7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61" table:style-name="ce46">
            <text:p>164.161</text:p>
          </table:table-cell>
          <table:table-cell office:value-type="percentage" office:value="1" table:style-name="ce47">
            <text:p>100,0%</text:p>
          </table:table-cell>
          <table:table-cell office:value-type="float" office:value="213712" table:style-name="ce46">
            <text:p>213.712</text:p>
          </table:table-cell>
          <table:table-cell office:value-type="percentage" office:value="1" table:style-name="ce47">
            <text:p>100,0%</text:p>
          </table:table-cell>
          <table:table-cell office:value-type="float" office:value="278424" table:style-name="ce46">
            <text:p>278.424</text:p>
          </table:table-cell>
          <table:table-cell office:value-type="percentage" office:value="0.99394900024632393" table:style-name="ce47">
            <text:p>99,4%</text:p>
          </table:table-cell>
          <table:table-cell office:value-type="float" office:value="323538" table:style-name="ce46">
            <text:p>323.538</text:p>
          </table:table-cell>
          <table:table-cell office:value-type="percentage" office:value="0.95164672904343528" table:style-name="ce47">
            <text:p>95,2%</text:p>
          </table:table-cell>
          <table:table-cell office:value-type="float" office:value="319862" table:style-name="ce46">
            <text:p>319.862</text:p>
          </table:table-cell>
          <table:table-cell office:value-type="percentage" office:value="0.88327216796039021" table:style-name="ce47">
            <text:p>88,3%</text:p>
          </table:table-cell>
          <table:table-cell office:value-type="float" office:value="201600" table:style-name="ce46">
            <text:p>201.600</text:p>
          </table:table-cell>
          <table:table-cell office:value-type="percentage" office:value="0.77376862936252366" table:style-name="ce47">
            <text:p>77,4%</text:p>
          </table:table-cell>
          <table:table-cell office:value-type="float" office:value="161763" table:style-name="ce46">
            <text:p>161.763</text:p>
          </table:table-cell>
          <table:table-cell office:value-type="percentage" office:value="0.80265860847301196" table:style-name="ce47">
            <text:p>80,3%</text:p>
          </table:table-cell>
          <table:table-cell office:value-type="float" office:value="144409" table:style-name="ce46">
            <text:p>144.409</text:p>
          </table:table-cell>
          <table:table-cell office:value-type="percentage" office:value="0.85648790671743591" table:style-name="ce47">
            <text:p>85,6%</text:p>
          </table:table-cell>
          <table:table-cell office:value-type="float" office:value="1807469" table:style-name="ce46">
            <text:p>1.807.46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104885573829486" table:style-name="ce47">
            <text:p>91,1%</text:p>
          </table:table-cell>
          <table:table-cell office:value-type="percentage" office:value="0.8139904273984645" table:style-name="ce47">
            <text:p>81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0" table:style-name="ce46">
            <text:p>3.890</text:p>
          </table:table-cell>
          <table:table-cell office:value-type="percentage" office:value="0.90088003705419173" table:style-name="ce47">
            <text:p>90,1%</text:p>
          </table:table-cell>
          <table:table-cell office:value-type="float" office:value="7659" table:style-name="ce46">
            <text:p>7.659</text:p>
          </table:table-cell>
          <table:table-cell office:value-type="percentage" office:value="0.97479954180985107" table:style-name="ce47">
            <text:p>97,5%</text:p>
          </table:table-cell>
          <table:table-cell office:value-type="float" office:value="10577" table:style-name="ce46">
            <text:p>10.577</text:p>
          </table:table-cell>
          <table:table-cell office:value-type="percentage" office:value="0.91528210453444103" table:style-name="ce47">
            <text:p>91,5%</text:p>
          </table:table-cell>
          <table:table-cell office:value-type="float" office:value="11120" table:style-name="ce46">
            <text:p>11.120</text:p>
          </table:table-cell>
          <table:table-cell office:value-type="percentage" office:value="0.87960765701629484" table:style-name="ce47">
            <text:p>88,0%</text:p>
          </table:table-cell>
          <table:table-cell office:value-type="float" office:value="9196" table:style-name="ce46">
            <text:p>9.196</text:p>
          </table:table-cell>
          <table:table-cell office:value-type="percentage" office:value="0.77316293929712465" table:style-name="ce47">
            <text:p>77,3%</text:p>
          </table:table-cell>
          <table:table-cell office:value-type="float" office:value="9126" table:style-name="ce46">
            <text:p>9.126</text:p>
          </table:table-cell>
          <table:table-cell office:value-type="percentage" office:value="0.83213276192213004" table:style-name="ce47">
            <text:p>83,2%</text:p>
          </table:table-cell>
          <table:table-cell office:value-type="float" office:value="8299" table:style-name="ce46">
            <text:p>8.299</text:p>
          </table:table-cell>
          <table:table-cell office:value-type="percentage" office:value="0.90937979399517865" table:style-name="ce47">
            <text:p>90,9%</text:p>
          </table:table-cell>
          <table:table-cell office:value-type="float" office:value="62268" table:style-name="ce46">
            <text:p>62.26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74466286197421" table:style-name="ce47">
            <text:p>87,7%</text:p>
          </table:table-cell>
          <table:table-cell office:value-type="percentage" office:value="0.73950737512173104" table:style-name="ce47">
            <text:p>74,0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5" table:style-name="ce46">
            <text:p>3.315</text:p>
          </table:table-cell>
          <table:table-cell office:value-type="percentage" office:value="0.88447171824973314" table:style-name="ce47">
            <text:p>88,4%</text:p>
          </table:table-cell>
          <table:table-cell office:value-type="float" office:value="7165" table:style-name="ce46">
            <text:p>7.165</text:p>
          </table:table-cell>
          <table:table-cell office:value-type="percentage" office:value="0.91542097866360039" table:style-name="ce47">
            <text:p>91,5%</text:p>
          </table:table-cell>
          <table:table-cell office:value-type="float" office:value="9677" table:style-name="ce46">
            <text:p>9.677</text:p>
          </table:table-cell>
          <table:table-cell office:value-type="percentage" office:value="0.8564474732277193" table:style-name="ce47">
            <text:p>85,6%</text:p>
          </table:table-cell>
          <table:table-cell office:value-type="float" office:value="10045" table:style-name="ce46">
            <text:p>10.045</text:p>
          </table:table-cell>
          <table:table-cell office:value-type="percentage" office:value="0.83694384269288447" table:style-name="ce47">
            <text:p>83,7%</text:p>
          </table:table-cell>
          <table:table-cell office:value-type="float" office:value="8578" table:style-name="ce46">
            <text:p>8.578</text:p>
          </table:table-cell>
          <table:table-cell office:value-type="percentage" office:value="0.70699744498475237" table:style-name="ce47">
            <text:p>70,7%</text:p>
          </table:table-cell>
          <table:table-cell office:value-type="float" office:value="8619" table:style-name="ce46">
            <text:p>8.619</text:p>
          </table:table-cell>
          <table:table-cell office:value-type="percentage" office:value="0.71854939558149233" table:style-name="ce47">
            <text:p>71,9%</text:p>
          </table:table-cell>
          <table:table-cell office:value-type="float" office:value="7641" table:style-name="ce46">
            <text:p>7.641</text:p>
          </table:table-cell>
          <table:table-cell office:value-type="percentage" office:value="0.7980990181742218" table:style-name="ce47">
            <text:p>79,8%</text:p>
          </table:table-cell>
          <table:table-cell office:value-type="float" office:value="57052" table:style-name="ce46">
            <text:p>57.05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437633059342706" table:style-name="ce47">
            <text:p>80,4%</text:p>
          </table:table-cell>
          <table:table-cell office:value-type="percentage" office:value="0.65519775828012317" table:style-name="ce47">
            <text:p>65,5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19" table:style-name="ce46">
            <text:p>9.519</text:p>
          </table:table-cell>
          <table:table-cell office:value-type="string" table:style-name="ce47">
            <text:p>-</text:p>
          </table:table-cell>
          <table:table-cell office:value-type="float" office:value="22104" table:style-name="ce46">
            <text:p>22.104</text:p>
          </table:table-cell>
          <table:table-cell office:value-type="string" table:style-name="ce47">
            <text:p>-</text:p>
          </table:table-cell>
          <table:table-cell office:value-type="float" office:value="31855" table:style-name="ce46">
            <text:p>31.855</text:p>
          </table:table-cell>
          <table:table-cell office:value-type="string" table:style-name="ce47">
            <text:p>-</text:p>
          </table:table-cell>
          <table:table-cell office:value-type="float" office:value="24574" table:style-name="ce46">
            <text:p>24.574</text:p>
          </table:table-cell>
          <table:table-cell office:value-type="string" table:style-name="ce47">
            <text:p>-</text:p>
          </table:table-cell>
          <table:table-cell office:value-type="float" office:value="1178" table:style-name="ce46">
            <text:p>1.178</text:p>
          </table:table-cell>
          <table:table-cell office:value-type="string" table:style-name="ce47">
            <text:p>-</text:p>
          </table:table-cell>
          <table:table-cell office:value-type="float" office:value="92817" table:style-name="ce46">
            <text:p>92.81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0" table:style-name="ce49">
            <text:p>220</text:p>
          </table:table-cell>
          <table:table-cell office:value-type="string" table:style-name="ce50">
            <text:p>-</text:p>
          </table:table-cell>
          <table:table-cell office:value-type="float" office:value="665" table:style-name="ce49">
            <text:p>665</text:p>
          </table:table-cell>
          <table:table-cell office:value-type="string" table:style-name="ce50">
            <text:p>-</text:p>
          </table:table-cell>
          <table:table-cell office:value-type="float" office:value="1281" table:style-name="ce49">
            <text:p>1.281</text:p>
          </table:table-cell>
          <table:table-cell office:value-type="string" table:style-name="ce50">
            <text:p>-</text:p>
          </table:table-cell>
          <table:table-cell office:value-type="float" office:value="1465" table:style-name="ce49">
            <text:p>1.465</text:p>
          </table:table-cell>
          <table:table-cell office:value-type="string" table:style-name="ce50">
            <text:p>-</text:p>
          </table:table-cell>
          <table:table-cell office:value-type="float" office:value="1231" table:style-name="ce49">
            <text:p>1.231</text:p>
          </table:table-cell>
          <table:table-cell office:value-type="string" table:style-name="ce50">
            <text:p>-</text:p>
          </table:table-cell>
          <table:table-cell office:value-type="float" office:value="170" table:style-name="ce49">
            <text:p>170</text:p>
          </table:table-cell>
          <table:table-cell office:value-type="string" table:style-name="ce50">
            <text:p>-</text:p>
          </table:table-cell>
          <table:table-cell office:value-type="float" office:value="5092" table:style-name="ce49">
            <text:p>5.09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37148" table:style-name="ce53">
            <text:p>2.937.148</text:p>
          </table:table-cell>
          <table:table-cell office:value-type="percentage" office:value="1" table:style-name="ce54">
            <text:p>100,0%</text:p>
          </table:table-cell>
          <table:table-cell office:value-type="float" office:value="3942058" table:style-name="ce53">
            <text:p>3.942.058</text:p>
          </table:table-cell>
          <table:table-cell office:value-type="percentage" office:value="0.99545787989782941" table:style-name="ce54">
            <text:p>99,5%</text:p>
          </table:table-cell>
          <table:table-cell office:value-type="float" office:value="5275184" table:style-name="ce53">
            <text:p>5.275.184</text:p>
          </table:table-cell>
          <table:table-cell office:value-type="percentage" office:value="0.98842005581427417" table:style-name="ce54">
            <text:p>98,8%</text:p>
          </table:table-cell>
          <table:table-cell office:value-type="float" office:value="6672723" table:style-name="ce53">
            <text:p>6.672.723</text:p>
          </table:table-cell>
          <table:table-cell office:value-type="percentage" office:value="0.94873207564124185" table:style-name="ce54">
            <text:p>94,9%</text:p>
          </table:table-cell>
          <table:table-cell office:value-type="float" office:value="6958782" table:style-name="ce53">
            <text:p>6.958.782</text:p>
          </table:table-cell>
          <table:table-cell office:value-type="percentage" office:value="0.8817807790604274" table:style-name="ce54">
            <text:p>88,2%</text:p>
          </table:table-cell>
          <table:table-cell office:value-type="float" office:value="4871982" table:style-name="ce53">
            <text:p>4.871.982</text:p>
          </table:table-cell>
          <table:table-cell office:value-type="percentage" office:value="0.78196899943711506" table:style-name="ce54">
            <text:p>78,2%</text:p>
          </table:table-cell>
          <table:table-cell office:value-type="float" office:value="3953798" table:style-name="ce53">
            <text:p>3.953.798</text:p>
          </table:table-cell>
          <table:table-cell office:value-type="percentage" office:value="0.79961291418586589" table:style-name="ce54">
            <text:p>80,0%</text:p>
          </table:table-cell>
          <table:table-cell office:value-type="float" office:value="3287884" table:style-name="ce53">
            <text:p>3.287.884</text:p>
          </table:table-cell>
          <table:table-cell office:value-type="percentage" office:value="0.8454999966569684" table:style-name="ce54">
            <text:p>84,5%</text:p>
          </table:table-cell>
          <table:table-cell office:value-type="float" office:value="37899559" table:style-name="ce53">
            <text:p>37.899.55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980329216451915" table:style-name="ce54">
            <text:p>90,0%</text:p>
          </table:table-cell>
          <table:table-cell office:value-type="percentage" office:value="0.79871283505365931" table:style-name="ce54">
            <text:p>79,9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552" table:style-name="ce43">
            <text:p>427.552</text:p>
          </table:table-cell>
          <table:table-cell office:value-type="percentage" office:value="1" table:style-name="ce44">
            <text:p>100,0%</text:p>
          </table:table-cell>
          <table:table-cell office:value-type="float" office:value="648832" table:style-name="ce43">
            <text:p>648.832</text:p>
          </table:table-cell>
          <table:table-cell office:value-type="percentage" office:value="0.99761831910833798" table:style-name="ce44">
            <text:p>99,8%</text:p>
          </table:table-cell>
          <table:table-cell office:value-type="float" office:value="917765" table:style-name="ce43">
            <text:p>917.765</text:p>
          </table:table-cell>
          <table:table-cell office:value-type="percentage" office:value="1.0017660921227707" table:style-name="ce44">
            <text:p>100,2%</text:p>
          </table:table-cell>
          <table:table-cell office:value-type="float" office:value="1199502" table:style-name="ce43">
            <text:p>1.199.502</text:p>
          </table:table-cell>
          <table:table-cell office:value-type="percentage" office:value="0.94820718391236192" table:style-name="ce44">
            <text:p>94,8%</text:p>
          </table:table-cell>
          <table:table-cell office:value-type="float" office:value="1227760" table:style-name="ce43">
            <text:p>1.227.760</text:p>
          </table:table-cell>
          <table:table-cell office:value-type="percentage" office:value="0.88639635437949515" table:style-name="ce44">
            <text:p>88,6%</text:p>
          </table:table-cell>
          <table:table-cell office:value-type="float" office:value="894202" table:style-name="ce43">
            <text:p>894.202</text:p>
          </table:table-cell>
          <table:table-cell office:value-type="percentage" office:value="0.78423843882348709" table:style-name="ce44">
            <text:p>78,4%</text:p>
          </table:table-cell>
          <table:table-cell office:value-type="float" office:value="721123" table:style-name="ce43">
            <text:p>721.123</text:p>
          </table:table-cell>
          <table:table-cell office:value-type="percentage" office:value="0.77650989800489301" table:style-name="ce44">
            <text:p>77,7%</text:p>
          </table:table-cell>
          <table:table-cell office:value-type="float" office:value="630125" table:style-name="ce43">
            <text:p>630.125</text:p>
          </table:table-cell>
          <table:table-cell office:value-type="percentage" office:value="0.83692275407188399" table:style-name="ce44">
            <text:p>83,7%</text:p>
          </table:table-cell>
          <table:table-cell office:value-type="float" office:value="6666861" table:style-name="ce43">
            <text:p>6.666.86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9464350054851227" table:style-name="ce44">
            <text:p>89,5%</text:p>
          </table:table-cell>
          <table:table-cell office:value-type="percentage" office:value="0.78763436699848344" table:style-name="ce44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87" table:style-name="ce46">
            <text:p>99.887</text:p>
          </table:table-cell>
          <table:table-cell office:value-type="percentage" office:value="1" table:style-name="ce47">
            <text:p>100,0%</text:p>
          </table:table-cell>
          <table:table-cell office:value-type="float" office:value="118469" table:style-name="ce46">
            <text:p>118.469</text:p>
          </table:table-cell>
          <table:table-cell office:value-type="percentage" office:value="0.99591442141986464" table:style-name="ce47">
            <text:p>99,6%</text:p>
          </table:table-cell>
          <table:table-cell office:value-type="float" office:value="152370" table:style-name="ce46">
            <text:p>152.370</text:p>
          </table:table-cell>
          <table:table-cell office:value-type="percentage" office:value="0.97443834057058076" table:style-name="ce47">
            <text:p>97,4%</text:p>
          </table:table-cell>
          <table:table-cell office:value-type="float" office:value="183701" table:style-name="ce46">
            <text:p>183.701</text:p>
          </table:table-cell>
          <table:table-cell office:value-type="percentage" office:value="0.92653808519867253" table:style-name="ce47">
            <text:p>92,7%</text:p>
          </table:table-cell>
          <table:table-cell office:value-type="float" office:value="184720" table:style-name="ce46">
            <text:p>184.720</text:p>
          </table:table-cell>
          <table:table-cell office:value-type="percentage" office:value="0.85939062914354036" table:style-name="ce47">
            <text:p>85,9%</text:p>
          </table:table-cell>
          <table:table-cell office:value-type="float" office:value="121288" table:style-name="ce46">
            <text:p>121.288</text:p>
          </table:table-cell>
          <table:table-cell office:value-type="percentage" office:value="0.73827349865478498" table:style-name="ce47">
            <text:p>73,8%</text:p>
          </table:table-cell>
          <table:table-cell office:value-type="float" office:value="99158" table:style-name="ce46">
            <text:p>99.158</text:p>
          </table:table-cell>
          <table:table-cell office:value-type="percentage" office:value="0.76040827907761444" table:style-name="ce47">
            <text:p>76,0%</text:p>
          </table:table-cell>
          <table:table-cell office:value-type="float" office:value="84270" table:style-name="ce46">
            <text:p>84.270</text:p>
          </table:table-cell>
          <table:table-cell office:value-type="percentage" office:value="0.81729044021375441" table:style-name="ce47">
            <text:p>81,7%</text:p>
          </table:table-cell>
          <table:table-cell office:value-type="float" office:value="1043863" table:style-name="ce46">
            <text:p>1.043.86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079744568968577" table:style-name="ce47">
            <text:p>88,1%</text:p>
          </table:table-cell>
          <table:table-cell office:value-type="percentage" office:value="0.78521894611893717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50" table:style-name="ce46">
            <text:p>88.150</text:p>
          </table:table-cell>
          <table:table-cell office:value-type="percentage" office:value="1" table:style-name="ce47">
            <text:p>100,0%</text:p>
          </table:table-cell>
          <table:table-cell office:value-type="float" office:value="113909" table:style-name="ce46">
            <text:p>113.909</text:p>
          </table:table-cell>
          <table:table-cell office:value-type="percentage" office:value="1" table:style-name="ce47">
            <text:p>100,0%</text:p>
          </table:table-cell>
          <table:table-cell office:value-type="float" office:value="147246" table:style-name="ce46">
            <text:p>147.246</text:p>
          </table:table-cell>
          <table:table-cell office:value-type="percentage" office:value="0.9839227006655441" table:style-name="ce47">
            <text:p>98,4%</text:p>
          </table:table-cell>
          <table:table-cell office:value-type="float" office:value="152266" table:style-name="ce46">
            <text:p>152.266</text:p>
          </table:table-cell>
          <table:table-cell office:value-type="percentage" office:value="0.93618617233852874" table:style-name="ce47">
            <text:p>93,6%</text:p>
          </table:table-cell>
          <table:table-cell office:value-type="float" office:value="149473" table:style-name="ce46">
            <text:p>149.473</text:p>
          </table:table-cell>
          <table:table-cell office:value-type="percentage" office:value="0.89508542274227065" table:style-name="ce47">
            <text:p>89,5%</text:p>
          </table:table-cell>
          <table:table-cell office:value-type="float" office:value="88958" table:style-name="ce46">
            <text:p>88.958</text:p>
          </table:table-cell>
          <table:table-cell office:value-type="percentage" office:value="0.77725839005338526" table:style-name="ce47">
            <text:p>77,7%</text:p>
          </table:table-cell>
          <table:table-cell office:value-type="float" office:value="64452" table:style-name="ce46">
            <text:p>64.452</text:p>
          </table:table-cell>
          <table:table-cell office:value-type="percentage" office:value="0.81470339143734749" table:style-name="ce47">
            <text:p>81,5%</text:p>
          </table:table-cell>
          <table:table-cell office:value-type="float" office:value="59051" table:style-name="ce46">
            <text:p>59.051</text:p>
          </table:table-cell>
          <table:table-cell office:value-type="percentage" office:value="0.92267187500000003" table:style-name="ce47">
            <text:p>92,3%</text:p>
          </table:table-cell>
          <table:table-cell office:value-type="float" office:value="863505" table:style-name="ce46">
            <text:p>863.50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459581958761228" table:style-name="ce47">
            <text:p>92,5%</text:p>
          </table:table-cell>
          <table:table-cell office:value-type="percentage" office:value="0.84758398247322297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40" table:style-name="ce46">
            <text:p>50.840</text:p>
          </table:table-cell>
          <table:table-cell office:value-type="percentage" office:value="1" table:style-name="ce47">
            <text:p>100,0%</text:p>
          </table:table-cell>
          <table:table-cell office:value-type="float" office:value="78735" table:style-name="ce46">
            <text:p>78.735</text:p>
          </table:table-cell>
          <table:table-cell office:value-type="percentage" office:value="0.97788017288489248" table:style-name="ce47">
            <text:p>97,8%</text:p>
          </table:table-cell>
          <table:table-cell office:value-type="float" office:value="109101" table:style-name="ce46">
            <text:p>109.101</text:p>
          </table:table-cell>
          <table:table-cell office:value-type="percentage" office:value="0.93064974281546686" table:style-name="ce47">
            <text:p>93,1%</text:p>
          </table:table-cell>
          <table:table-cell office:value-type="float" office:value="148180" table:style-name="ce46">
            <text:p>148.180</text:p>
          </table:table-cell>
          <table:table-cell office:value-type="percentage" office:value="0.89374355386406268" table:style-name="ce47">
            <text:p>89,4%</text:p>
          </table:table-cell>
          <table:table-cell office:value-type="float" office:value="164260" table:style-name="ce46">
            <text:p>164.260</text:p>
          </table:table-cell>
          <table:table-cell office:value-type="percentage" office:value="0.79671342374328236" table:style-name="ce47">
            <text:p>79,7%</text:p>
          </table:table-cell>
          <table:table-cell office:value-type="float" office:value="120957" table:style-name="ce46">
            <text:p>120.957</text:p>
          </table:table-cell>
          <table:table-cell office:value-type="percentage" office:value="0.66391674488300478" table:style-name="ce47">
            <text:p>66,4%</text:p>
          </table:table-cell>
          <table:table-cell office:value-type="float" office:value="91956" table:style-name="ce46">
            <text:p>91.956</text:p>
          </table:table-cell>
          <table:table-cell office:value-type="percentage" office:value="0.66662800307375558" table:style-name="ce47">
            <text:p>66,7%</text:p>
          </table:table-cell>
          <table:table-cell office:value-type="float" office:value="71510" table:style-name="ce46">
            <text:p>71.510</text:p>
          </table:table-cell>
          <table:table-cell office:value-type="percentage" office:value="0.74895266024298279" table:style-name="ce47">
            <text:p>74,9%</text:p>
          </table:table-cell>
          <table:table-cell office:value-type="float" office:value="835539" table:style-name="ce46">
            <text:p>835.53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738780925471587" table:style-name="ce47">
            <text:p>80,7%</text:p>
          </table:table-cell>
          <table:table-cell office:value-type="percentage" office:value="0.71319533299247229" table:style-name="ce47">
            <text:p>7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875" table:style-name="ce46">
            <text:p>91.875</text:p>
          </table:table-cell>
          <table:table-cell office:value-type="percentage" office:value="1" table:style-name="ce47">
            <text:p>100,0%</text:p>
          </table:table-cell>
          <table:table-cell office:value-type="float" office:value="150129" table:style-name="ce46">
            <text:p>150.129</text:p>
          </table:table-cell>
          <table:table-cell office:value-type="percentage" office:value="0.97151380629129436" table:style-name="ce47">
            <text:p>97,2%</text:p>
          </table:table-cell>
          <table:table-cell office:value-type="float" office:value="220414" table:style-name="ce46">
            <text:p>220.414</text:p>
          </table:table-cell>
          <table:table-cell office:value-type="percentage" office:value="0.93756486822180252" table:style-name="ce47">
            <text:p>93,8%</text:p>
          </table:table-cell>
          <table:table-cell office:value-type="float" office:value="317708" table:style-name="ce46">
            <text:p>317.708</text:p>
          </table:table-cell>
          <table:table-cell office:value-type="percentage" office:value="0.90641119276943438" table:style-name="ce47">
            <text:p>90,6%</text:p>
          </table:table-cell>
          <table:table-cell office:value-type="float" office:value="312768" table:style-name="ce46">
            <text:p>312.768</text:p>
          </table:table-cell>
          <table:table-cell office:value-type="percentage" office:value="0.80626102019983292" table:style-name="ce47">
            <text:p>80,6%</text:p>
          </table:table-cell>
          <table:table-cell office:value-type="float" office:value="220400" table:style-name="ce46">
            <text:p>220.400</text:p>
          </table:table-cell>
          <table:table-cell office:value-type="percentage" office:value="0.70883209941659642" table:style-name="ce47">
            <text:p>70,9%</text:p>
          </table:table-cell>
          <table:table-cell office:value-type="float" office:value="175775" table:style-name="ce46">
            <text:p>175.775</text:p>
          </table:table-cell>
          <table:table-cell office:value-type="percentage" office:value="0.69821805932917047" table:style-name="ce47">
            <text:p>69,8%</text:p>
          </table:table-cell>
          <table:table-cell office:value-type="float" office:value="138531" table:style-name="ce46">
            <text:p>138.531</text:p>
          </table:table-cell>
          <table:table-cell office:value-type="percentage" office:value="0.77048560320806248" table:style-name="ce47">
            <text:p>77,0%</text:p>
          </table:table-cell>
          <table:table-cell office:value-type="float" office:value="1627600" table:style-name="ce46">
            <text:p>1.627.60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00803662227263" table:style-name="ce47">
            <text:p>83,0%</text:p>
          </table:table-cell>
          <table:table-cell office:value-type="percentage" office:value="0.74799444105384683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38" table:style-name="ce46">
            <text:p>41.838</text:p>
          </table:table-cell>
          <table:table-cell office:value-type="percentage" office:value="1" table:style-name="ce47">
            <text:p>100,0%</text:p>
          </table:table-cell>
          <table:table-cell office:value-type="float" office:value="55683" table:style-name="ce46">
            <text:p>55.683</text:p>
          </table:table-cell>
          <table:table-cell office:value-type="percentage" office:value="1" table:style-name="ce47">
            <text:p>100,0%</text:p>
          </table:table-cell>
          <table:table-cell office:value-type="float" office:value="76199" table:style-name="ce46">
            <text:p>76.199</text:p>
          </table:table-cell>
          <table:table-cell office:value-type="percentage" office:value="0.9851832697653371" table:style-name="ce47">
            <text:p>98,5%</text:p>
          </table:table-cell>
          <table:table-cell office:value-type="float" office:value="83643" table:style-name="ce46">
            <text:p>83.643</text:p>
          </table:table-cell>
          <table:table-cell office:value-type="percentage" office:value="0.9297385620915033" table:style-name="ce47">
            <text:p>93,0%</text:p>
          </table:table-cell>
          <table:table-cell office:value-type="float" office:value="86893" table:style-name="ce46">
            <text:p>86.893</text:p>
          </table:table-cell>
          <table:table-cell office:value-type="percentage" office:value="0.88875819533799061" table:style-name="ce47">
            <text:p>88,9%</text:p>
          </table:table-cell>
          <table:table-cell office:value-type="float" office:value="53292" table:style-name="ce46">
            <text:p>53.292</text:p>
          </table:table-cell>
          <table:table-cell office:value-type="percentage" office:value="0.75620450385253923" table:style-name="ce47">
            <text:p>75,6%</text:p>
          </table:table-cell>
          <table:table-cell office:value-type="float" office:value="39536" table:style-name="ce46">
            <text:p>39.536</text:p>
          </table:table-cell>
          <table:table-cell office:value-type="percentage" office:value="0.78281358281358282" table:style-name="ce47">
            <text:p>78,3%</text:p>
          </table:table-cell>
          <table:table-cell office:value-type="float" office:value="37448" table:style-name="ce46">
            <text:p>37.448</text:p>
          </table:table-cell>
          <table:table-cell office:value-type="percentage" office:value="0.85180720151036093" table:style-name="ce47">
            <text:p>85,2%</text:p>
          </table:table-cell>
          <table:table-cell office:value-type="float" office:value="474532" table:style-name="ce46">
            <text:p>474.53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537598711762612" table:style-name="ce47">
            <text:p>90,5%</text:p>
          </table:table-cell>
          <table:table-cell office:value-type="percentage" office:value="0.81408119676448132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38" table:style-name="ce46">
            <text:p>226.838</text:p>
          </table:table-cell>
          <table:table-cell office:value-type="percentage" office:value="1" table:style-name="ce47">
            <text:p>100,0%</text:p>
          </table:table-cell>
          <table:table-cell office:value-type="float" office:value="249015" table:style-name="ce46">
            <text:p>249.015</text:p>
          </table:table-cell>
          <table:table-cell office:value-type="percentage" office:value="1" table:style-name="ce47">
            <text:p>100,0%</text:p>
          </table:table-cell>
          <table:table-cell office:value-type="float" office:value="317563" table:style-name="ce46">
            <text:p>317.563</text:p>
          </table:table-cell>
          <table:table-cell office:value-type="percentage" office:value="0.9968233539982736" table:style-name="ce47">
            <text:p>99,7%</text:p>
          </table:table-cell>
          <table:table-cell office:value-type="float" office:value="348458" table:style-name="ce46">
            <text:p>348.458</text:p>
          </table:table-cell>
          <table:table-cell office:value-type="percentage" office:value="0.91416803305568306" table:style-name="ce47">
            <text:p>91,4%</text:p>
          </table:table-cell>
          <table:table-cell office:value-type="float" office:value="315025" table:style-name="ce46">
            <text:p>315.025</text:p>
          </table:table-cell>
          <table:table-cell office:value-type="percentage" office:value="0.86710890298784771" table:style-name="ce47">
            <text:p>86,7%</text:p>
          </table:table-cell>
          <table:table-cell office:value-type="float" office:value="205038" table:style-name="ce46">
            <text:p>205.038</text:p>
          </table:table-cell>
          <table:table-cell office:value-type="percentage" office:value="0.76568714220096123" table:style-name="ce47">
            <text:p>76,6%</text:p>
          </table:table-cell>
          <table:table-cell office:value-type="float" office:value="164190" table:style-name="ce46">
            <text:p>164.190</text:p>
          </table:table-cell>
          <table:table-cell office:value-type="percentage" office:value="0.77812953186165323" table:style-name="ce47">
            <text:p>77,8%</text:p>
          </table:table-cell>
          <table:table-cell office:value-type="float" office:value="131888" table:style-name="ce46">
            <text:p>131.888</text:p>
          </table:table-cell>
          <table:table-cell office:value-type="percentage" office:value="0.79766786418453872" table:style-name="ce47">
            <text:p>79,8%</text:p>
          </table:table-cell>
          <table:table-cell office:value-type="float" office:value="1958015" table:style-name="ce46">
            <text:p>1.958.01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971846104290265" table:style-name="ce47">
            <text:p>90,0%</text:p>
          </table:table-cell>
          <table:table-cell office:value-type="percentage" office:value="0.81757078948005735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79" table:style-name="ce46">
            <text:p>136.179</text:p>
          </table:table-cell>
          <table:table-cell office:value-type="percentage" office:value="1" table:style-name="ce47">
            <text:p>100,0%</text:p>
          </table:table-cell>
          <table:table-cell office:value-type="float" office:value="157110" table:style-name="ce46">
            <text:p>157.110</text:p>
          </table:table-cell>
          <table:table-cell office:value-type="percentage" office:value="0.98748593660630668" table:style-name="ce47">
            <text:p>98,7%</text:p>
          </table:table-cell>
          <table:table-cell office:value-type="float" office:value="215579" table:style-name="ce46">
            <text:p>215.579</text:p>
          </table:table-cell>
          <table:table-cell office:value-type="percentage" office:value="0.98688451044661329" table:style-name="ce47">
            <text:p>98,7%</text:p>
          </table:table-cell>
          <table:table-cell office:value-type="float" office:value="276692" table:style-name="ce46">
            <text:p>276.692</text:p>
          </table:table-cell>
          <table:table-cell office:value-type="percentage" office:value="0.89987576346925635" table:style-name="ce47">
            <text:p>90,0%</text:p>
          </table:table-cell>
          <table:table-cell office:value-type="float" office:value="275018" table:style-name="ce46">
            <text:p>275.018</text:p>
          </table:table-cell>
          <table:table-cell office:value-type="percentage" office:value="0.83186279699339094" table:style-name="ce47">
            <text:p>83,2%</text:p>
          </table:table-cell>
          <table:table-cell office:value-type="float" office:value="193320" table:style-name="ce46">
            <text:p>193.320</text:p>
          </table:table-cell>
          <table:table-cell office:value-type="percentage" office:value="0.72703750644036691" table:style-name="ce47">
            <text:p>72,7%</text:p>
          </table:table-cell>
          <table:table-cell office:value-type="float" office:value="159486" table:style-name="ce46">
            <text:p>159.486</text:p>
          </table:table-cell>
          <table:table-cell office:value-type="percentage" office:value="0.73128860235958715" table:style-name="ce47">
            <text:p>73,1%</text:p>
          </table:table-cell>
          <table:table-cell office:value-type="float" office:value="138711" table:style-name="ce46">
            <text:p>138.711</text:p>
          </table:table-cell>
          <table:table-cell office:value-type="percentage" office:value="0.79731795921182724" table:style-name="ce47">
            <text:p>79,7%</text:p>
          </table:table-cell>
          <table:table-cell office:value-type="float" office:value="1552095" table:style-name="ce46">
            <text:p>1.552.09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808753283974204" table:style-name="ce47">
            <text:p>85,8%</text:p>
          </table:table-cell>
          <table:table-cell office:value-type="percentage" office:value="0.75888864821943447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900" table:style-name="ce46">
            <text:p>452.900</text:p>
          </table:table-cell>
          <table:table-cell office:value-type="percentage" office:value="1" table:style-name="ce47">
            <text:p>100,0%</text:p>
          </table:table-cell>
          <table:table-cell office:value-type="float" office:value="613988" table:style-name="ce46">
            <text:p>613.988</text:p>
          </table:table-cell>
          <table:table-cell office:value-type="percentage" office:value="0.96646581414530641" table:style-name="ce47">
            <text:p>96,6%</text:p>
          </table:table-cell>
          <table:table-cell office:value-type="float" office:value="786544" table:style-name="ce46">
            <text:p>786.544</text:p>
          </table:table-cell>
          <table:table-cell office:value-type="percentage" office:value="0.93906282832527843" table:style-name="ce47">
            <text:p>93,9%</text:p>
          </table:table-cell>
          <table:table-cell office:value-type="float" office:value="1012142" table:style-name="ce46">
            <text:p>1.012.142</text:p>
          </table:table-cell>
          <table:table-cell office:value-type="percentage" office:value="0.92705673304145519" table:style-name="ce47">
            <text:p>92,7%</text:p>
          </table:table-cell>
          <table:table-cell office:value-type="float" office:value="1105275" table:style-name="ce46">
            <text:p>1.105.275</text:p>
          </table:table-cell>
          <table:table-cell office:value-type="percentage" office:value="0.83939305337743164" table:style-name="ce47">
            <text:p>83,9%</text:p>
          </table:table-cell>
          <table:table-cell office:value-type="float" office:value="741502" table:style-name="ce46">
            <text:p>741.502</text:p>
          </table:table-cell>
          <table:table-cell office:value-type="percentage" office:value="0.70980766800810224" table:style-name="ce47">
            <text:p>71,0%</text:p>
          </table:table-cell>
          <table:table-cell office:value-type="float" office:value="596618" table:style-name="ce46">
            <text:p>596.618</text:p>
          </table:table-cell>
          <table:table-cell office:value-type="percentage" office:value="0.71116117458444339" table:style-name="ce47">
            <text:p>71,1%</text:p>
          </table:table-cell>
          <table:table-cell office:value-type="float" office:value="499156" table:style-name="ce46">
            <text:p>499.156</text:p>
          </table:table-cell>
          <table:table-cell office:value-type="percentage" office:value="0.76071603831957157" table:style-name="ce47">
            <text:p>76,1%</text:p>
          </table:table-cell>
          <table:table-cell office:value-type="float" office:value="5808125" table:style-name="ce46">
            <text:p>5.808.12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563491139078328" table:style-name="ce47">
            <text:p>84,6%</text:p>
          </table:table-cell>
          <table:table-cell office:value-type="percentage" office:value="0.74649966923630284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15" table:style-name="ce46">
            <text:p>293.115</text:p>
          </table:table-cell>
          <table:table-cell office:value-type="percentage" office:value="1" table:style-name="ce47">
            <text:p>100,0%</text:p>
          </table:table-cell>
          <table:table-cell office:value-type="float" office:value="431620" table:style-name="ce46">
            <text:p>431.620</text:p>
          </table:table-cell>
          <table:table-cell office:value-type="percentage" office:value="0.98574436694666356" table:style-name="ce47">
            <text:p>98,6%</text:p>
          </table:table-cell>
          <table:table-cell office:value-type="float" office:value="564108" table:style-name="ce46">
            <text:p>564.108</text:p>
          </table:table-cell>
          <table:table-cell office:value-type="percentage" office:value="0.97138074967971233" table:style-name="ce47">
            <text:p>97,1%</text:p>
          </table:table-cell>
          <table:table-cell office:value-type="float" office:value="708818" table:style-name="ce46">
            <text:p>708.818</text:p>
          </table:table-cell>
          <table:table-cell office:value-type="percentage" office:value="0.94215866888908384" table:style-name="ce47">
            <text:p>94,2%</text:p>
          </table:table-cell>
          <table:table-cell office:value-type="float" office:value="743040" table:style-name="ce46">
            <text:p>743.040</text:p>
          </table:table-cell>
          <table:table-cell office:value-type="percentage" office:value="0.87253460593620391" table:style-name="ce47">
            <text:p>87,3%</text:p>
          </table:table-cell>
          <table:table-cell office:value-type="float" office:value="494167" table:style-name="ce46">
            <text:p>494.167</text:p>
          </table:table-cell>
          <table:table-cell office:value-type="percentage" office:value="0.76171120554782279" table:style-name="ce47">
            <text:p>76,2%</text:p>
          </table:table-cell>
          <table:table-cell office:value-type="float" office:value="406515" table:style-name="ce46">
            <text:p>406.515</text:p>
          </table:table-cell>
          <table:table-cell office:value-type="percentage" office:value="0.78762743981120886" table:style-name="ce47">
            <text:p>78,8%</text:p>
          </table:table-cell>
          <table:table-cell office:value-type="float" office:value="353180" table:style-name="ce46">
            <text:p>353.180</text:p>
          </table:table-cell>
          <table:table-cell office:value-type="percentage" office:value="0.83192982373489799" table:style-name="ce47">
            <text:p>83,2%</text:p>
          </table:table-cell>
          <table:table-cell office:value-type="float" office:value="3994563" table:style-name="ce46">
            <text:p>3.994.56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99631254290169" table:style-name="ce47">
            <text:p>89,0%</text:p>
          </table:table-cell>
          <table:table-cell office:value-type="percentage" office:value="0.78985251771035159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59" table:style-name="ce46">
            <text:p>77.359</text:p>
          </table:table-cell>
          <table:table-cell office:value-type="percentage" office:value="1" table:style-name="ce47">
            <text:p>100,0%</text:p>
          </table:table-cell>
          <table:table-cell office:value-type="float" office:value="95393" table:style-name="ce46">
            <text:p>95.393</text:p>
          </table:table-cell>
          <table:table-cell office:value-type="percentage" office:value="1" table:style-name="ce47">
            <text:p>100,0%</text:p>
          </table:table-cell>
          <table:table-cell office:value-type="float" office:value="131569" table:style-name="ce46">
            <text:p>131.569</text:p>
          </table:table-cell>
          <table:table-cell office:value-type="percentage" office:value="1.0500570644149501" table:style-name="ce47">
            <text:p>105,0%</text:p>
          </table:table-cell>
          <table:table-cell office:value-type="float" office:value="160175" table:style-name="ce46">
            <text:p>160.175</text:p>
          </table:table-cell>
          <table:table-cell office:value-type="percentage" office:value="0.94657124621785171" table:style-name="ce47">
            <text:p>94,7%</text:p>
          </table:table-cell>
          <table:table-cell office:value-type="float" office:value="144226" table:style-name="ce46">
            <text:p>144.226</text:p>
          </table:table-cell>
          <table:table-cell office:value-type="percentage" office:value="0.90427226102549307" table:style-name="ce47">
            <text:p>90,4%</text:p>
          </table:table-cell>
          <table:table-cell office:value-type="float" office:value="110094" table:style-name="ce46">
            <text:p>110.094</text:p>
          </table:table-cell>
          <table:table-cell office:value-type="percentage" office:value="0.82480390173735196" table:style-name="ce47">
            <text:p>82,5%</text:p>
          </table:table-cell>
          <table:table-cell office:value-type="float" office:value="89318" table:style-name="ce46">
            <text:p>89.318</text:p>
          </table:table-cell>
          <table:table-cell office:value-type="percentage" office:value="0.78819272855630074" table:style-name="ce47">
            <text:p>78,8%</text:p>
          </table:table-cell>
          <table:table-cell office:value-type="float" office:value="72910" table:style-name="ce46">
            <text:p>72.910</text:p>
          </table:table-cell>
          <table:table-cell office:value-type="percentage" office:value="0.86029498525073744" table:style-name="ce47">
            <text:p>86,0%</text:p>
          </table:table-cell>
          <table:table-cell office:value-type="float" office:value="881044" table:style-name="ce46">
            <text:p>881.04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40715432692459" table:style-name="ce47">
            <text:p>92,4%</text:p>
          </table:table-cell>
          <table:table-cell office:value-type="percentage" office:value="0.82805898944254019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643" table:style-name="ce46">
            <text:p>240.643</text:p>
          </table:table-cell>
          <table:table-cell office:value-type="percentage" office:value="1" table:style-name="ce47">
            <text:p>100,0%</text:p>
          </table:table-cell>
          <table:table-cell office:value-type="float" office:value="290021" table:style-name="ce46">
            <text:p>290.021</text:p>
          </table:table-cell>
          <table:table-cell office:value-type="percentage" office:value="1" table:style-name="ce47">
            <text:p>100,0%</text:p>
          </table:table-cell>
          <table:table-cell office:value-type="float" office:value="344493" table:style-name="ce46">
            <text:p>344.493</text:p>
          </table:table-cell>
          <table:table-cell office:value-type="percentage" office:value="0.99298411481377924" table:style-name="ce47">
            <text:p>99,3%</text:p>
          </table:table-cell>
          <table:table-cell office:value-type="float" office:value="388461" table:style-name="ce46">
            <text:p>388.461</text:p>
          </table:table-cell>
          <table:table-cell office:value-type="percentage" office:value="0.95706215246040172" table:style-name="ce47">
            <text:p>95,7%</text:p>
          </table:table-cell>
          <table:table-cell office:value-type="float" office:value="404343" table:style-name="ce46">
            <text:p>404.343</text:p>
          </table:table-cell>
          <table:table-cell office:value-type="percentage" office:value="0.91228303713046088" table:style-name="ce47">
            <text:p>91,2%</text:p>
          </table:table-cell>
          <table:table-cell office:value-type="float" office:value="258528" table:style-name="ce46">
            <text:p>258.528</text:p>
          </table:table-cell>
          <table:table-cell office:value-type="percentage" office:value="0.79938653341908672" table:style-name="ce47">
            <text:p>79,9%</text:p>
          </table:table-cell>
          <table:table-cell office:value-type="float" office:value="192579" table:style-name="ce46">
            <text:p>192.579</text:p>
          </table:table-cell>
          <table:table-cell office:value-type="percentage" office:value="0.83374390101350326" table:style-name="ce47">
            <text:p>83,4%</text:p>
          </table:table-cell>
          <table:table-cell office:value-type="float" office:value="163294" table:style-name="ce46">
            <text:p>163.294</text:p>
          </table:table-cell>
          <table:table-cell office:value-type="percentage" office:value="0.90715361069291744" table:style-name="ce47">
            <text:p>90,7%</text:p>
          </table:table-cell>
          <table:table-cell office:value-type="float" office:value="2282362" table:style-name="ce46">
            <text:p>2.282.36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986954149872658" table:style-name="ce47">
            <text:p>93,0%</text:p>
          </table:table-cell>
          <table:table-cell office:value-type="percentage" office:value="0.84475014795587711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6" table:style-name="ce46">
            <text:p>23.156</text:p>
          </table:table-cell>
          <table:table-cell office:value-type="percentage" office:value="1" table:style-name="ce47">
            <text:p>100,0%</text:p>
          </table:table-cell>
          <table:table-cell office:value-type="float" office:value="28550" table:style-name="ce46">
            <text:p>28.550</text:p>
          </table:table-cell>
          <table:table-cell office:value-type="percentage" office:value="1" table:style-name="ce47">
            <text:p>100,0%</text:p>
          </table:table-cell>
          <table:table-cell office:value-type="float" office:value="37430" table:style-name="ce46">
            <text:p>37.430</text:p>
          </table:table-cell>
          <table:table-cell office:value-type="percentage" office:value="0.9923643883556923" table:style-name="ce47">
            <text:p>99,2%</text:p>
          </table:table-cell>
          <table:table-cell office:value-type="float" office:value="44733" table:style-name="ce46">
            <text:p>44.733</text:p>
          </table:table-cell>
          <table:table-cell office:value-type="percentage" office:value="0.93850704934541795" table:style-name="ce47">
            <text:p>93,9%</text:p>
          </table:table-cell>
          <table:table-cell office:value-type="float" office:value="46676" table:style-name="ce46">
            <text:p>46.676</text:p>
          </table:table-cell>
          <table:table-cell office:value-type="percentage" office:value="0.88156080608910803" table:style-name="ce47">
            <text:p>88,2%</text:p>
          </table:table-cell>
          <table:table-cell office:value-type="float" office:value="30021" table:style-name="ce46">
            <text:p>30.021</text:p>
          </table:table-cell>
          <table:table-cell office:value-type="percentage" office:value="0.76352399603245247" table:style-name="ce47">
            <text:p>76,4%</text:p>
          </table:table-cell>
          <table:table-cell office:value-type="float" office:value="22708" table:style-name="ce46">
            <text:p>22.708</text:p>
          </table:table-cell>
          <table:table-cell office:value-type="percentage" office:value="0.74555125090288266" table:style-name="ce47">
            <text:p>74,6%</text:p>
          </table:table-cell>
          <table:table-cell office:value-type="float" office:value="20505" table:style-name="ce46">
            <text:p>20.505</text:p>
          </table:table-cell>
          <table:table-cell office:value-type="percentage" office:value="0.80310982296725675" table:style-name="ce47">
            <text:p>80,3%</text:p>
          </table:table-cell>
          <table:table-cell office:value-type="float" office:value="253779" table:style-name="ce46">
            <text:p>253.77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368243124273694" table:style-name="ce47">
            <text:p>89,4%</text:p>
          </table:table-cell>
          <table:table-cell office:value-type="percentage" office:value="0.79327256700238191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782" table:style-name="ce46">
            <text:p>370.782</text:p>
          </table:table-cell>
          <table:table-cell office:value-type="percentage" office:value="1" table:style-name="ce47">
            <text:p>100,0%</text:p>
          </table:table-cell>
          <table:table-cell office:value-type="float" office:value="508548" table:style-name="ce46">
            <text:p>508.548</text:p>
          </table:table-cell>
          <table:table-cell office:value-type="percentage" office:value="0.96667243257217039" table:style-name="ce47">
            <text:p>96,7%</text:p>
          </table:table-cell>
          <table:table-cell office:value-type="float" office:value="675523" table:style-name="ce46">
            <text:p>675.523</text:p>
          </table:table-cell>
          <table:table-cell office:value-type="percentage" office:value="0.9604733529260383" table:style-name="ce47">
            <text:p>96,0%</text:p>
          </table:table-cell>
          <table:table-cell office:value-type="float" office:value="930702" table:style-name="ce46">
            <text:p>930.702</text:p>
          </table:table-cell>
          <table:table-cell office:value-type="percentage" office:value="0.95674163713798455" table:style-name="ce47">
            <text:p>95,7%</text:p>
          </table:table-cell>
          <table:table-cell office:value-type="float" office:value="1006409" table:style-name="ce46">
            <text:p>1.006.409</text:p>
          </table:table-cell>
          <table:table-cell office:value-type="percentage" office:value="0.86315097030715171" table:style-name="ce47">
            <text:p>86,3%</text:p>
          </table:table-cell>
          <table:table-cell office:value-type="float" office:value="711552" table:style-name="ce46">
            <text:p>711.552</text:p>
          </table:table-cell>
          <table:table-cell office:value-type="percentage" office:value="0.74928604523819553" table:style-name="ce47">
            <text:p>74,9%</text:p>
          </table:table-cell>
          <table:table-cell office:value-type="float" office:value="560972" table:style-name="ce46">
            <text:p>560.972</text:p>
          </table:table-cell>
          <table:table-cell office:value-type="percentage" office:value="0.75554328428566619" table:style-name="ce47">
            <text:p>75,6%</text:p>
          </table:table-cell>
          <table:table-cell office:value-type="float" office:value="429934" table:style-name="ce46">
            <text:p>429.934</text:p>
          </table:table-cell>
          <table:table-cell office:value-type="percentage" office:value="0.7766962579171951" table:style-name="ce47">
            <text:p>77,7%</text:p>
          </table:table-cell>
          <table:table-cell office:value-type="float" office:value="5194422" table:style-name="ce46">
            <text:p>5.194.42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893220855288367" table:style-name="ce47">
            <text:p>86,9%</text:p>
          </table:table-cell>
          <table:table-cell office:value-type="percentage" office:value="0.76615159424462465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86" table:style-name="ce46">
            <text:p>72.886</text:p>
          </table:table-cell>
          <table:table-cell office:value-type="percentage" office:value="1" table:style-name="ce47">
            <text:p>100,0%</text:p>
          </table:table-cell>
          <table:table-cell office:value-type="float" office:value="101208" table:style-name="ce46">
            <text:p>101.208</text:p>
          </table:table-cell>
          <table:table-cell office:value-type="percentage" office:value="0.98356640978046439" table:style-name="ce47">
            <text:p>98,4%</text:p>
          </table:table-cell>
          <table:table-cell office:value-type="float" office:value="145226" table:style-name="ce46">
            <text:p>145.226</text:p>
          </table:table-cell>
          <table:table-cell office:value-type="percentage" office:value="0.9885439285544112" table:style-name="ce47">
            <text:p>98,9%</text:p>
          </table:table-cell>
          <table:table-cell office:value-type="float" office:value="204306" table:style-name="ce46">
            <text:p>204.306</text:p>
          </table:table-cell>
          <table:table-cell office:value-type="percentage" office:value="0.95803166147728547" table:style-name="ce47">
            <text:p>95,8%</text:p>
          </table:table-cell>
          <table:table-cell office:value-type="float" office:value="225397" table:style-name="ce46">
            <text:p>225.397</text:p>
          </table:table-cell>
          <table:table-cell office:value-type="percentage" office:value="0.88684159790995332" table:style-name="ce47">
            <text:p>88,7%</text:p>
          </table:table-cell>
          <table:table-cell office:value-type="float" office:value="158680" table:style-name="ce46">
            <text:p>158.680</text:p>
          </table:table-cell>
          <table:table-cell office:value-type="percentage" office:value="0.75922355181504575" table:style-name="ce47">
            <text:p>75,9%</text:p>
          </table:table-cell>
          <table:table-cell office:value-type="float" office:value="130765" table:style-name="ce46">
            <text:p>130.765</text:p>
          </table:table-cell>
          <table:table-cell office:value-type="percentage" office:value="0.75916701500162553" table:style-name="ce47">
            <text:p>75,9%</text:p>
          </table:table-cell>
          <table:table-cell office:value-type="float" office:value="112448" table:style-name="ce46">
            <text:p>112.448</text:p>
          </table:table-cell>
          <table:table-cell office:value-type="percentage" office:value="0.79247889269454663" table:style-name="ce47">
            <text:p>79,2%</text:p>
          </table:table-cell>
          <table:table-cell office:value-type="float" office:value="1150916" table:style-name="ce46">
            <text:p>1.150.91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846996153837342" table:style-name="ce47">
            <text:p>87,8%</text:p>
          </table:table-cell>
          <table:table-cell office:value-type="percentage" office:value="0.76156508746727047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6" table:style-name="ce46">
            <text:p>42.136</text:p>
          </table:table-cell>
          <table:table-cell office:value-type="percentage" office:value="1" table:style-name="ce47">
            <text:p>100,0%</text:p>
          </table:table-cell>
          <table:table-cell office:value-type="float" office:value="55745" table:style-name="ce46">
            <text:p>55.745</text:p>
          </table:table-cell>
          <table:table-cell office:value-type="percentage" office:value="0.99915758531689136" table:style-name="ce47">
            <text:p>99,9%</text:p>
          </table:table-cell>
          <table:table-cell office:value-type="float" office:value="71656" table:style-name="ce46">
            <text:p>71.656</text:p>
          </table:table-cell>
          <table:table-cell office:value-type="percentage" office:value="0.97036996912409945" table:style-name="ce47">
            <text:p>97,0%</text:p>
          </table:table-cell>
          <table:table-cell office:value-type="float" office:value="91230" table:style-name="ce46">
            <text:p>91.230</text:p>
          </table:table-cell>
          <table:table-cell office:value-type="percentage" office:value="0.94349184023827748" table:style-name="ce47">
            <text:p>94,3%</text:p>
          </table:table-cell>
          <table:table-cell office:value-type="float" office:value="94299" table:style-name="ce46">
            <text:p>94.299</text:p>
          </table:table-cell>
          <table:table-cell office:value-type="percentage" office:value="0.87312271994963053" table:style-name="ce47">
            <text:p>87,3%</text:p>
          </table:table-cell>
          <table:table-cell office:value-type="float" office:value="62461" table:style-name="ce46">
            <text:p>62.461</text:p>
          </table:table-cell>
          <table:table-cell office:value-type="percentage" office:value="0.76789073161136445" table:style-name="ce47">
            <text:p>76,8%</text:p>
          </table:table-cell>
          <table:table-cell office:value-type="float" office:value="54777" table:style-name="ce46">
            <text:p>54.777</text:p>
          </table:table-cell>
          <table:table-cell office:value-type="percentage" office:value="0.8040424501299045" table:style-name="ce47">
            <text:p>80,4%</text:p>
          </table:table-cell>
          <table:table-cell office:value-type="float" office:value="47137" table:style-name="ce46">
            <text:p>47.137</text:p>
          </table:table-cell>
          <table:table-cell office:value-type="percentage" office:value="0.83594027097964108" table:style-name="ce47">
            <text:p>83,6%</text:p>
          </table:table-cell>
          <table:table-cell office:value-type="float" office:value="519441" table:style-name="ce46">
            <text:p>519.44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350206586692449" table:style-name="ce47">
            <text:p>89,4%</text:p>
          </table:table-cell>
          <table:table-cell office:value-type="percentage" office:value="0.78560701273599243" table:style-name="ce47">
            <text:p>78,6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53" table:style-name="ce46">
            <text:p>161.853</text:p>
          </table:table-cell>
          <table:table-cell office:value-type="percentage" office:value="1.0247103513770179" table:style-name="ce47">
            <text:p>102,5%</text:p>
          </table:table-cell>
          <table:table-cell office:value-type="float" office:value="212157" table:style-name="ce46">
            <text:p>212.157</text:p>
          </table:table-cell>
          <table:table-cell office:value-type="percentage" office:value="0.99566362087656801" table:style-name="ce47">
            <text:p>99,6%</text:p>
          </table:table-cell>
          <table:table-cell office:value-type="float" office:value="273075" table:style-name="ce46">
            <text:p>273.075</text:p>
          </table:table-cell>
          <table:table-cell office:value-type="percentage" office:value="0.97485354438649285" table:style-name="ce47">
            <text:p>97,5%</text:p>
          </table:table-cell>
          <table:table-cell office:value-type="float" office:value="320253" table:style-name="ce46">
            <text:p>320.253</text:p>
          </table:table-cell>
          <table:table-cell office:value-type="percentage" office:value="0.94198431070337107" table:style-name="ce47">
            <text:p>94,2%</text:p>
          </table:table-cell>
          <table:table-cell office:value-type="float" office:value="315282" table:style-name="ce46">
            <text:p>315.282</text:p>
          </table:table-cell>
          <table:table-cell office:value-type="percentage" office:value="0.87062488091391832" table:style-name="ce47">
            <text:p>87,1%</text:p>
          </table:table-cell>
          <table:table-cell office:value-type="float" office:value="195725" table:style-name="ce46">
            <text:p>195.725</text:p>
          </table:table-cell>
          <table:table-cell office:value-type="percentage" office:value="0.75121956836299575" table:style-name="ce47">
            <text:p>75,1%</text:p>
          </table:table-cell>
          <table:table-cell office:value-type="float" office:value="155972" table:style-name="ce46">
            <text:p>155.972</text:p>
          </table:table-cell>
          <table:table-cell office:value-type="percentage" office:value="0.77392400289777408" table:style-name="ce47">
            <text:p>77,4%</text:p>
          </table:table-cell>
          <table:table-cell office:value-type="float" office:value="140470" table:style-name="ce46">
            <text:p>140.470</text:p>
          </table:table-cell>
          <table:table-cell office:value-type="percentage" office:value="0.8331257487871131" table:style-name="ce47">
            <text:p>83,3%</text:p>
          </table:table-cell>
          <table:table-cell office:value-type="float" office:value="1774787" table:style-name="ce46">
            <text:p>1.774.78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457560020625593" table:style-name="ce47">
            <text:p>89,5%</text:p>
          </table:table-cell>
          <table:table-cell office:value-type="percentage" office:value="0.79927214722423379" table:style-name="ce47">
            <text:p>79,9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7" table:style-name="ce46">
            <text:p>2.377</text:p>
          </table:table-cell>
          <table:table-cell office:value-type="percentage" office:value="0.91247600767754322" table:style-name="ce47">
            <text:p>91,2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511" table:style-name="ce46">
            <text:p>7.511</text:p>
          </table:table-cell>
          <table:table-cell office:value-type="percentage" office:value="0.95596283568792162" table:style-name="ce47">
            <text:p>95,6%</text:p>
          </table:table-cell>
          <table:table-cell office:value-type="float" office:value="10409" table:style-name="ce46">
            <text:p>10.409</text:p>
          </table:table-cell>
          <table:table-cell office:value-type="percentage" office:value="0.90074420214607132" table:style-name="ce47">
            <text:p>90,1%</text:p>
          </table:table-cell>
          <table:table-cell office:value-type="float" office:value="10813" table:style-name="ce46">
            <text:p>10.813</text:p>
          </table:table-cell>
          <table:table-cell office:value-type="percentage" office:value="0.85532352475874074" table:style-name="ce47">
            <text:p>85,5%</text:p>
          </table:table-cell>
          <table:table-cell office:value-type="float" office:value="8680" table:style-name="ce46">
            <text:p>8.680</text:p>
          </table:table-cell>
          <table:table-cell office:value-type="percentage" office:value="0.72977972086766441" table:style-name="ce47">
            <text:p>73,0%</text:p>
          </table:table-cell>
          <table:table-cell office:value-type="float" office:value="8273" table:style-name="ce46">
            <text:p>8.273</text:p>
          </table:table-cell>
          <table:table-cell office:value-type="percentage" office:value="0.75435397100392088" table:style-name="ce47">
            <text:p>75,4%</text:p>
          </table:table-cell>
          <table:table-cell office:value-type="float" office:value="7206" table:style-name="ce46">
            <text:p>7.206</text:p>
          </table:table-cell>
          <table:table-cell office:value-type="percentage" office:value="0.78961209730440496" table:style-name="ce47">
            <text:p>79,0%</text:p>
          </table:table-cell>
          <table:table-cell office:value-type="float" office:value="59125" table:style-name="ce46">
            <text:p>59.12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3315719016416545" table:style-name="ce47">
            <text:p>83,3%</text:p>
          </table:table-cell>
          <table:table-cell office:value-type="percentage" office:value="0.70218047077266577" table:style-name="ce47">
            <text:p>70,2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39" table:style-name="ce46">
            <text:p>3.239</text:p>
          </table:table-cell>
          <table:table-cell office:value-type="percentage" office:value="0.86419423692636077" table:style-name="ce47">
            <text:p>86,4%</text:p>
          </table:table-cell>
          <table:table-cell office:value-type="float" office:value="6995" table:style-name="ce46">
            <text:p>6.995</text:p>
          </table:table-cell>
          <table:table-cell office:value-type="percentage" office:value="0.89370129040500834" table:style-name="ce47">
            <text:p>89,4%</text:p>
          </table:table-cell>
          <table:table-cell office:value-type="float" office:value="9472" table:style-name="ce46">
            <text:p>9.472</text:p>
          </table:table-cell>
          <table:table-cell office:value-type="percentage" office:value="0.83830427471457647" table:style-name="ce47">
            <text:p>83,8%</text:p>
          </table:table-cell>
          <table:table-cell office:value-type="float" office:value="9804" table:style-name="ce46">
            <text:p>9.804</text:p>
          </table:table-cell>
          <table:table-cell office:value-type="percentage" office:value="0.81686385602399603" table:style-name="ce47">
            <text:p>81,7%</text:p>
          </table:table-cell>
          <table:table-cell office:value-type="float" office:value="8185" table:style-name="ce46">
            <text:p>8.185</text:p>
          </table:table-cell>
          <table:table-cell office:value-type="percentage" office:value="0.67460644523201185" table:style-name="ce47">
            <text:p>67,5%</text:p>
          </table:table-cell>
          <table:table-cell office:value-type="float" office:value="7846" table:style-name="ce46">
            <text:p>7.846</text:p>
          </table:table-cell>
          <table:table-cell office:value-type="percentage" office:value="0.65410587744893711" table:style-name="ce47">
            <text:p>65,4%</text:p>
          </table:table-cell>
          <table:table-cell office:value-type="float" office:value="7014" table:style-name="ce46">
            <text:p>7.014</text:p>
          </table:table-cell>
          <table:table-cell office:value-type="percentage" office:value="0.73260914978065594" table:style-name="ce47">
            <text:p>73,3%</text:p>
          </table:table-cell>
          <table:table-cell office:value-type="float" office:value="54520" table:style-name="ce46">
            <text:p>54.52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867765448982761" table:style-name="ce47">
            <text:p>76,9%</text:p>
          </table:table-cell>
          <table:table-cell office:value-type="percentage" office:value="0.62611971151637646" table:style-name="ce47">
            <text:p>62,6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1" table:style-name="ce46">
            <text:p>3.401</text:p>
          </table:table-cell>
          <table:table-cell office:value-type="string" table:style-name="ce47">
            <text:p>-</text:p>
          </table:table-cell>
          <table:table-cell office:value-type="float" office:value="8928" table:style-name="ce46">
            <text:p>8.928</text:p>
          </table:table-cell>
          <table:table-cell office:value-type="string" table:style-name="ce47">
            <text:p>-</text:p>
          </table:table-cell>
          <table:table-cell office:value-type="float" office:value="20691" table:style-name="ce46">
            <text:p>20.691</text:p>
          </table:table-cell>
          <table:table-cell office:value-type="string" table:style-name="ce47">
            <text:p>-</text:p>
          </table:table-cell>
          <table:table-cell office:value-type="float" office:value="29927" table:style-name="ce46">
            <text:p>29.927</text:p>
          </table:table-cell>
          <table:table-cell office:value-type="string" table:style-name="ce47">
            <text:p>-</text:p>
          </table:table-cell>
          <table:table-cell office:value-type="float" office:value="22585" table:style-name="ce46">
            <text:p>22.585</text:p>
          </table:table-cell>
          <table:table-cell office:value-type="string" table:style-name="ce47">
            <text:p>-</text:p>
          </table:table-cell>
          <table:table-cell office:value-type="float" office:value="1125" table:style-name="ce46">
            <text:p>1.125</text:p>
          </table:table-cell>
          <table:table-cell office:value-type="string" table:style-name="ce47">
            <text:p>-</text:p>
          </table:table-cell>
          <table:table-cell office:value-type="float" office:value="86697" table:style-name="ce46">
            <text:p>86.69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8" table:style-name="ce49">
            <text:p>208</text:p>
          </table:table-cell>
          <table:table-cell office:value-type="string" table:style-name="ce50">
            <text:p>-</text:p>
          </table:table-cell>
          <table:table-cell office:value-type="float" office:value="637" table:style-name="ce49">
            <text:p>637</text:p>
          </table:table-cell>
          <table:table-cell office:value-type="string" table:style-name="ce50">
            <text:p>-</text:p>
          </table:table-cell>
          <table:table-cell office:value-type="float" office:value="1219" table:style-name="ce49">
            <text:p>1.219</text:p>
          </table:table-cell>
          <table:table-cell office:value-type="string" table:style-name="ce50">
            <text:p>-</text:p>
          </table:table-cell>
          <table:table-cell office:value-type="float" office:value="1387" table:style-name="ce49">
            <text:p>1.387</text:p>
          </table:table-cell>
          <table:table-cell office:value-type="string" table:style-name="ce50">
            <text:p>-</text:p>
          </table:table-cell>
          <table:table-cell office:value-type="float" office:value="1174" table:style-name="ce49">
            <text:p>1.174</text:p>
          </table:table-cell>
          <table:table-cell office:value-type="string" table:style-name="ce50">
            <text:p>-</text:p>
          </table:table-cell>
          <table:table-cell office:value-type="float" office:value="154" table:style-name="ce49">
            <text:p>154</text:p>
          </table:table-cell>
          <table:table-cell office:value-type="string" table:style-name="ce50">
            <text:p>-</text:p>
          </table:table-cell>
          <table:table-cell office:value-type="float" office:value="4837" table:style-name="ce49">
            <text:p>4.83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02380" table:style-name="ce53">
            <text:p>2.902.380</text:p>
          </table:table-cell>
          <table:table-cell office:value-type="percentage" office:value="1" table:style-name="ce54">
            <text:p>100,0%</text:p>
          </table:table-cell>
          <table:table-cell office:value-type="float" office:value="3916256" table:style-name="ce53">
            <text:p>3.916.256</text:p>
          </table:table-cell>
          <table:table-cell office:value-type="percentage" office:value="0.98894229737288342" table:style-name="ce54">
            <text:p>98,9%</text:p>
          </table:table-cell>
          <table:table-cell office:value-type="float" office:value="5203976" table:style-name="ce53">
            <text:p>5.203.976</text:p>
          </table:table-cell>
          <table:table-cell office:value-type="percentage" office:value="0.97507769366455144" table:style-name="ce54">
            <text:p>97,5%</text:p>
          </table:table-cell>
          <table:table-cell office:value-type="float" office:value="6600416" table:style-name="ce53">
            <text:p>6.600.416</text:p>
          </table:table-cell>
          <table:table-cell office:value-type="percentage" office:value="0.93845141957423717" table:style-name="ce54">
            <text:p>93,8%</text:p>
          </table:table-cell>
          <table:table-cell office:value-type="float" office:value="6843391" table:style-name="ce53">
            <text:p>6.843.391</text:p>
          </table:table-cell>
          <table:table-cell office:value-type="percentage" office:value="0.86715902975479286" table:style-name="ce54">
            <text:p>86,7%</text:p>
          </table:table-cell>
          <table:table-cell office:value-type="float" office:value="4708364" table:style-name="ce53">
            <text:p>4.708.364</text:p>
          </table:table-cell>
          <table:table-cell office:value-type="percentage" office:value="0.75570777684846391" table:style-name="ce54">
            <text:p>75,6%</text:p>
          </table:table-cell>
          <table:table-cell office:value-type="float" office:value="3765778" table:style-name="ce53">
            <text:p>3.765.778</text:p>
          </table:table-cell>
          <table:table-cell office:value-type="percentage" office:value="0.7615879012425576" table:style-name="ce54">
            <text:p>76,2%</text:p>
          </table:table-cell>
          <table:table-cell office:value-type="float" office:value="3146067" table:style-name="ce53">
            <text:p>3.146.067</text:p>
          </table:table-cell>
          <table:table-cell office:value-type="percentage" office:value="0.80903086543886549" table:style-name="ce54">
            <text:p>80,9%</text:p>
          </table:table-cell>
          <table:table-cell office:value-type="float" office:value="37086628" table:style-name="ce53">
            <text:p>37.086.62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050285676624451" table:style-name="ce54">
            <text:p>88,1%</text:p>
          </table:table-cell>
          <table:table-cell office:value-type="percentage" office:value="0.78158075117603398" table:style-name="ce54">
            <text:p>78,2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19T15:41:35Z</meta:creation-date>
    <dc:date>2021-10-19T15:42:05Z</dc:date>
  </office:meta>
</office:document-meta>
</file>